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tInf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Values</text:p>
          </table:table-cell>
          <table:table-cell office:value-type="string" table:style-name="ce1">
            <text:p>Dtf_mean</text:p>
          </table:table-cell>
          <table:table-cell office:value-type="string" table:style-name="ce1">
            <text:p>Dtf_min</text:p>
          </table:table-cell>
          <table:table-cell office:value-type="string" table:style-name="ce1">
            <text:p>Dtf_max</text:p>
          </table:table-cell>
          <table:table-cell office:value-type="string" table:style-name="ce1">
            <text:p>Dt1_mean</text:p>
          </table:table-cell>
          <table:table-cell office:value-type="string" table:style-name="ce1">
            <text:p>Dt1_min</text:p>
          </table:table-cell>
          <table:table-cell office:value-type="string" table:style-name="ce1">
            <text:p>Dt1_max</text:p>
          </table:table-cell>
          <table:table-cell office:value-type="string" table:style-name="ce1">
            <text:p>Dt2_mean</text:p>
          </table:table-cell>
          <table:table-cell office:value-type="string" table:style-name="ce1">
            <text:p>Dt2_min</text:p>
          </table:table-cell>
          <table:table-cell office:value-type="string" table:style-name="ce1">
            <text:p>Dt2_max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Values</text:p>
          </table:table-cell>
          <table:table-cell office:value-type="string" table:style-name="ce1">
            <text:p>Dtf_mean</text:p>
          </table:table-cell>
          <table:table-cell office:value-type="string" table:style-name="ce1">
            <text:p>Dtf_min</text:p>
          </table:table-cell>
          <table:table-cell office:value-type="string" table:style-name="ce1">
            <text:p>Dtf_max</text:p>
          </table:table-cell>
          <table:table-cell office:value-type="string" table:style-name="ce1">
            <text:p>Dt1_mean</text:p>
          </table:table-cell>
          <table:table-cell office:value-type="string" table:style-name="ce1">
            <text:p>Dt1_min</text:p>
          </table:table-cell>
          <table:table-cell office:value-type="string" table:style-name="ce1">
            <text:p>Dt1_max</text:p>
          </table:table-cell>
          <table:table-cell office:value-type="string" table:style-name="ce1">
            <text:p>Dt2_mean</text:p>
          </table:table-cell>
          <table:table-cell office:value-type="string" table:style-name="ce1">
            <text:p>Dt2_min</text:p>
          </table:table-cell>
          <table:table-cell office:value-type="string" table:style-name="ce1">
            <text:p>Dt2_max</text:p>
          </table:table-cell>
          <table:table-cell table:number-columns-repeated="16361"/>
        </table:table-row>
        <table:table-row table:style-name="ro1">
          <table:table-cell office:value-type="float" office:value="1.0016688164030001E-2" table:style-name="ce2">
            <text:p>1.00E-02</text:p>
          </table:table-cell>
          <table:table-cell office:value-type="float" office:value="628" table:style-name="ce1">
            <text:p>628</text:p>
          </table:table-cell>
          <table:table-cell office:value-type="float" office:value="3.1848817800480002E-5" table:style-name="ce2">
            <text:p>3.18E-05</text:p>
          </table:table-cell>
          <table:table-cell office:value-type="float" office:value="3.1773815773300001E-5" table:style-name="ce2">
            <text:p>3.18E-05</text:p>
          </table:table-cell>
          <table:table-cell office:value-type="float" office:value="3.1902206310399998E-5" table:style-name="ce2">
            <text:p>3.19E-05</text:p>
          </table:table-cell>
          <table:table-cell office:value-type="float" office:value="1.426477245973E-3" table:style-name="ce2">
            <text:p>1.43E-03</text:p>
          </table:table-cell>
          <table:table-cell office:value-type="float" office:value="1.168259874006E-3" table:style-name="ce2">
            <text:p>1.17E-03</text:p>
          </table:table-cell>
          <table:table-cell office:value-type="float" office:value="1.74995542669E-3" table:style-name="ce2">
            <text:p>1.75E-03</text:p>
          </table:table-cell>
          <table:table-cell office:value-type="float" office:value="3.1848817800480002E-5" table:style-name="ce2">
            <text:p>3.18E-05</text:p>
          </table:table-cell>
          <table:table-cell office:value-type="float" office:value="3.1773815773300001E-5" table:style-name="ce2">
            <text:p>3.18E-05</text:p>
          </table:table-cell>
          <table:table-cell office:value-type="float" office:value="3.1902206310399998E-5" table:style-name="ce2">
            <text:p>3.19E-05</text:p>
          </table:table-cell>
          <table:table-cell table:style-name="ce1"/>
          <table:table-cell office:value-type="float" office:value="0.01" table:style-name="ce2">
            <text:p>1.00E-02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4842391992350001E-3" table:style-name="ce2">
            <text:p>1.48E-03</text:p>
          </table:table-cell>
          <table:table-cell office:value-type="float" office:value="1.189003019159E-3" table:style-name="ce2">
            <text:p>1.19E-03</text:p>
          </table:table-cell>
          <table:table-cell office:value-type="float" office:value="1.8288736687489999E-3" table:style-name="ce2">
            <text:p>1.83E-03</text:p>
          </table:table-cell>
          <table:table-cell office:value-type="float" office:value="3.1849082691720001E-5" table:style-name="ce2">
            <text:p>3.18E-05</text:p>
          </table:table-cell>
          <table:table-cell office:value-type="float" office:value="3.177415299008E-5" table:style-name="ce2">
            <text:p>3.18E-05</text:p>
          </table:table-cell>
          <table:table-cell office:value-type="float" office:value="3.1903035042269999E-5" table:style-name="ce2">
            <text:p>3.19E-05</text:p>
          </table:table-cell>
          <table:table-cell table:number-columns-repeated="16361"/>
        </table:table-row>
        <table:table-row table:style-name="ro1">
          <table:table-cell office:value-type="float" office:value="3.0017745742730001E-2" table:style-name="ce2">
            <text:p>3.00E-02</text:p>
          </table:table-cell>
          <table:table-cell office:value-type="float" office:value="629" table:style-name="ce1">
            <text:p>629</text:p>
          </table:table-cell>
          <table:table-cell office:value-type="float" office:value="3.1789483788090003E-5" table:style-name="ce2">
            <text:p>3.18E-05</text:p>
          </table:table-cell>
          <table:table-cell office:value-type="float" office:value="3.1722886491950003E-5" table:style-name="ce2">
            <text:p>3.17E-05</text:p>
          </table:table-cell>
          <table:table-cell office:value-type="float" office:value="3.1845234579069999E-5" table:style-name="ce2">
            <text:p>3.18E-05</text:p>
          </table:table-cell>
          <table:table-cell office:value-type="float" office:value="1.716359167962E-3" table:style-name="ce2">
            <text:p>1.72E-03</text:p>
          </table:table-cell>
          <table:table-cell office:value-type="float" office:value="1.415726738489E-3" table:style-name="ce2">
            <text:p>1.42E-03</text:p>
          </table:table-cell>
          <table:table-cell office:value-type="float" office:value="2.0661849503000001E-3" table:style-name="ce2">
            <text:p>2.07E-03</text:p>
          </table:table-cell>
          <table:table-cell office:value-type="float" office:value="3.1789483788090003E-5" table:style-name="ce2">
            <text:p>3.18E-05</text:p>
          </table:table-cell>
          <table:table-cell office:value-type="float" office:value="3.1722886491950003E-5" table:style-name="ce2">
            <text:p>3.17E-05</text:p>
          </table:table-cell>
          <table:table-cell office:value-type="float" office:value="3.1845234579069999E-5" table:style-name="ce2">
            <text:p>3.18E-05</text:p>
          </table:table-cell>
          <table:table-cell table:style-name="ce1"/>
          <table:table-cell office:value-type="float" office:value="0.03" table:style-name="ce2">
            <text:p>3.00E-02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8775549615730001E-3" table:style-name="ce2">
            <text:p>1.88E-03</text:p>
          </table:table-cell>
          <table:table-cell office:value-type="float" office:value="1.5548695969700001E-3" table:style-name="ce2">
            <text:p>1.55E-03</text:p>
          </table:table-cell>
          <table:table-cell office:value-type="float" office:value="2.2409576125340001E-3" table:style-name="ce2">
            <text:p>2.24E-03</text:p>
          </table:table-cell>
          <table:table-cell office:value-type="float" office:value="3.1789887866119998E-5" table:style-name="ce2">
            <text:p>3.18E-05</text:p>
          </table:table-cell>
          <table:table-cell office:value-type="float" office:value="3.1723523606629999E-5" table:style-name="ce2">
            <text:p>3.17E-05</text:p>
          </table:table-cell>
          <table:table-cell office:value-type="float" office:value="3.1845526493360001E-5" table:style-name="ce2">
            <text:p>3.18E-05</text:p>
          </table:table-cell>
          <table:table-cell table:number-columns-repeated="16361"/>
        </table:table-row>
        <table:table-row table:style-name="ro1">
          <table:table-cell office:value-type="float" office:value="5.001333104544E-2" table:style-name="ce2">
            <text:p>5.00E-02</text:p>
          </table:table-cell>
          <table:table-cell office:value-type="float" office:value="631" table:style-name="ce1">
            <text:p>631</text:p>
          </table:table-cell>
          <table:table-cell office:value-type="float" office:value="3.169120639826E-5" table:style-name="ce2">
            <text:p>3.17E-05</text:p>
          </table:table-cell>
          <table:table-cell office:value-type="float" office:value="3.1580853533409999E-5" table:style-name="ce2">
            <text:p>3.16E-05</text:p>
          </table:table-cell>
          <table:table-cell office:value-type="float" office:value="3.176617837869E-5" table:style-name="ce2">
            <text:p>3.18E-05</text:p>
          </table:table-cell>
          <table:table-cell office:value-type="float" office:value="1.752461638485E-3" table:style-name="ce2">
            <text:p>1.75E-03</text:p>
          </table:table-cell>
          <table:table-cell office:value-type="float" office:value="1.4650083515659999E-3" table:style-name="ce2">
            <text:p>1.47E-03</text:p>
          </table:table-cell>
          <table:table-cell office:value-type="float" office:value="2.196288466712E-3" table:style-name="ce2">
            <text:p>2.20E-03</text:p>
          </table:table-cell>
          <table:table-cell office:value-type="float" office:value="3.169120639826E-5" table:style-name="ce2">
            <text:p>3.17E-05</text:p>
          </table:table-cell>
          <table:table-cell office:value-type="float" office:value="3.1580853533409999E-5" table:style-name="ce2">
            <text:p>3.16E-05</text:p>
          </table:table-cell>
          <table:table-cell office:value-type="float" office:value="3.176617837869E-5" table:style-name="ce2">
            <text:p>3.18E-05</text:p>
          </table:table-cell>
          <table:table-cell table:style-name="ce1"/>
          <table:table-cell office:value-type="float" office:value="0.05" table:style-name="ce2">
            <text:p>5.00E-02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7882981686929999E-3" table:style-name="ce2">
            <text:p>1.79E-03</text:p>
          </table:table-cell>
          <table:table-cell office:value-type="float" office:value="1.485680286631E-3" table:style-name="ce2">
            <text:p>1.49E-03</text:p>
          </table:table-cell>
          <table:table-cell office:value-type="float" office:value="2.3301042032940001E-3" table:style-name="ce2">
            <text:p>2.33E-03</text:p>
          </table:table-cell>
          <table:table-cell office:value-type="float" office:value="3.169143688693E-5" table:style-name="ce2">
            <text:p>3.17E-05</text:p>
          </table:table-cell>
          <table:table-cell office:value-type="float" office:value="3.1581286501629998E-5" table:style-name="ce2">
            <text:p>3.16E-05</text:p>
          </table:table-cell>
          <table:table-cell office:value-type="float" office:value="3.1767073132940001E-5" table:style-name="ce2">
            <text:p>3.18E-05</text:p>
          </table:table-cell>
          <table:table-cell table:number-columns-repeated="16361"/>
        </table:table-row>
        <table:table-row table:style-name="ro1">
          <table:table-cell office:value-type="float" office:value="7.0010482282739997E-2" table:style-name="ce2">
            <text:p>7.00E-02</text:p>
          </table:table-cell>
          <table:table-cell office:value-type="float" office:value="631" table:style-name="ce1">
            <text:p>631</text:p>
          </table:table-cell>
          <table:table-cell office:value-type="float" office:value="3.1682817680199997E-5" table:style-name="ce2">
            <text:p>3.17E-05</text:p>
          </table:table-cell>
          <table:table-cell office:value-type="float" office:value="3.1593845499600001E-5" table:style-name="ce2">
            <text:p>3.16E-05</text:p>
          </table:table-cell>
          <table:table-cell office:value-type="float" office:value="3.1740045290970001E-5" table:style-name="ce2">
            <text:p>3.17E-05</text:p>
          </table:table-cell>
          <table:table-cell office:value-type="float" office:value="1.7430130154919999E-3" table:style-name="ce2">
            <text:p>1.74E-03</text:p>
          </table:table-cell>
          <table:table-cell office:value-type="float" office:value="1.056822687655E-3" table:style-name="ce2">
            <text:p>1.06E-03</text:p>
          </table:table-cell>
          <table:table-cell office:value-type="float" office:value="2.1660225241369999E-3" table:style-name="ce2">
            <text:p>2.17E-03</text:p>
          </table:table-cell>
          <table:table-cell office:value-type="float" office:value="3.1682817680199997E-5" table:style-name="ce2">
            <text:p>3.17E-05</text:p>
          </table:table-cell>
          <table:table-cell office:value-type="float" office:value="3.1593845499600001E-5" table:style-name="ce2">
            <text:p>3.16E-05</text:p>
          </table:table-cell>
          <table:table-cell office:value-type="float" office:value="3.1740045290970001E-5" table:style-name="ce2">
            <text:p>3.17E-05</text:p>
          </table:table-cell>
          <table:table-cell table:style-name="ce1"/>
          <table:table-cell office:value-type="float" office:value="7.0000000000000007E-2" table:style-name="ce2">
            <text:p>7.00E-02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7781907242349999E-3" table:style-name="ce2">
            <text:p>1.78E-03</text:p>
          </table:table-cell>
          <table:table-cell office:value-type="float" office:value="1.084838061206E-3" table:style-name="ce2">
            <text:p>1.08E-03</text:p>
          </table:table-cell>
          <table:table-cell office:value-type="float" office:value="2.3613183882510002E-3" table:style-name="ce2">
            <text:p>2.36E-03</text:p>
          </table:table-cell>
          <table:table-cell office:value-type="float" office:value="3.1684417406290003E-5" table:style-name="ce2">
            <text:p>3.17E-05</text:p>
          </table:table-cell>
          <table:table-cell office:value-type="float" office:value="3.160493636922E-5" table:style-name="ce2">
            <text:p>3.16E-05</text:p>
          </table:table-cell>
          <table:table-cell office:value-type="float" office:value="3.173781483073E-5" table:style-name="ce2">
            <text:p>3.17E-05</text:p>
          </table:table-cell>
          <table:table-cell table:number-columns-repeated="16361"/>
        </table:table-row>
        <table:table-row table:style-name="ro1">
          <table:table-cell office:value-type="float" office:value="9.0002340238949999E-2" table:style-name="ce2">
            <text:p>9.00E-02</text:p>
          </table:table-cell>
          <table:table-cell office:value-type="float" office:value="633" table:style-name="ce1">
            <text:p>633</text:p>
          </table:table-cell>
          <table:table-cell office:value-type="float" office:value="3.1614737232019999E-5" table:style-name="ce2">
            <text:p>3.16E-05</text:p>
          </table:table-cell>
          <table:table-cell office:value-type="float" office:value="3.1537333424839997E-5" table:style-name="ce2">
            <text:p>3.15E-05</text:p>
          </table:table-cell>
          <table:table-cell office:value-type="float" office:value="3.1694070164939998E-5" table:style-name="ce2">
            <text:p>3.17E-05</text:p>
          </table:table-cell>
          <table:table-cell office:value-type="float" office:value="1.6568770524350001E-3" table:style-name="ce2">
            <text:p>1.66E-03</text:p>
          </table:table-cell>
          <table:table-cell office:value-type="float" office:value="1.3446731688610001E-3" table:style-name="ce2">
            <text:p>1.34E-03</text:p>
          </table:table-cell>
          <table:table-cell office:value-type="float" office:value="2.1242619754010001E-3" table:style-name="ce2">
            <text:p>2.12E-03</text:p>
          </table:table-cell>
          <table:table-cell office:value-type="float" office:value="3.1614737232019999E-5" table:style-name="ce2">
            <text:p>3.16E-05</text:p>
          </table:table-cell>
          <table:table-cell office:value-type="float" office:value="3.1537333424839997E-5" table:style-name="ce2">
            <text:p>3.15E-05</text:p>
          </table:table-cell>
          <table:table-cell office:value-type="float" office:value="3.1694070164939998E-5" table:style-name="ce2">
            <text:p>3.17E-05</text:p>
          </table:table-cell>
          <table:table-cell table:style-name="ce1"/>
          <table:table-cell office:value-type="float" office:value="8.9999999999990005E-2" table:style-name="ce2">
            <text:p>9.00E-02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6547802107940001E-3" table:style-name="ce2">
            <text:p>1.65E-03</text:p>
          </table:table-cell>
          <table:table-cell office:value-type="float" office:value="1.3528226641009999E-3" table:style-name="ce2">
            <text:p>1.35E-03</text:p>
          </table:table-cell>
          <table:table-cell office:value-type="float" office:value="2.2660295407770001E-3" table:style-name="ce2">
            <text:p>2.27E-03</text:p>
          </table:table-cell>
          <table:table-cell office:value-type="float" office:value="3.1616745448300002E-5" table:style-name="ce2">
            <text:p>3.16E-05</text:p>
          </table:table-cell>
          <table:table-cell office:value-type="float" office:value="3.1533056524389998E-5" table:style-name="ce2">
            <text:p>3.15E-05</text:p>
          </table:table-cell>
          <table:table-cell office:value-type="float" office:value="3.169498904697E-5" table:style-name="ce2">
            <text:p>3.17E-05</text:p>
          </table:table-cell>
          <table:table-cell table:number-columns-repeated="16361"/>
        </table:table-row>
        <table:table-row table:style-name="ro1">
          <table:table-cell office:value-type="float" office:value="0.1100144689068" table:style-name="ce2">
            <text:p>1.10E-01</text:p>
          </table:table-cell>
          <table:table-cell office:value-type="float" office:value="634" table:style-name="ce1">
            <text:p>634</text:p>
          </table:table-cell>
          <table:table-cell office:value-type="float" office:value="3.1570143396679999E-5" table:style-name="ce2">
            <text:p>3.16E-05</text:p>
          </table:table-cell>
          <table:table-cell office:value-type="float" office:value="3.1334099932080001E-5" table:style-name="ce2">
            <text:p>3.13E-05</text:p>
          </table:table-cell>
          <table:table-cell office:value-type="float" office:value="3.165608653135E-5" table:style-name="ce2">
            <text:p>3.17E-05</text:p>
          </table:table-cell>
          <table:table-cell office:value-type="float" office:value="1.7311290655359999E-3" table:style-name="ce2">
            <text:p>1.73E-03</text:p>
          </table:table-cell>
          <table:table-cell office:value-type="float" office:value="1.3441138071430001E-3" table:style-name="ce2">
            <text:p>1.34E-03</text:p>
          </table:table-cell>
          <table:table-cell office:value-type="float" office:value="2.1336561623729999E-3" table:style-name="ce2">
            <text:p>2.13E-03</text:p>
          </table:table-cell>
          <table:table-cell office:value-type="float" office:value="3.1570143396679999E-5" table:style-name="ce2">
            <text:p>3.16E-05</text:p>
          </table:table-cell>
          <table:table-cell office:value-type="float" office:value="3.1334099932080001E-5" table:style-name="ce2">
            <text:p>3.13E-05</text:p>
          </table:table-cell>
          <table:table-cell office:value-type="float" office:value="3.165608653135E-5" table:style-name="ce2">
            <text:p>3.17E-05</text:p>
          </table:table-cell>
          <table:table-cell table:style-name="ce1"/>
          <table:table-cell office:value-type="float" office:value="0.11" table:style-name="ce2">
            <text:p>1.1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743990900793E-3" table:style-name="ce2">
            <text:p>1.74E-03</text:p>
          </table:table-cell>
          <table:table-cell office:value-type="float" office:value="1.3781668609299999E-3" table:style-name="ce2">
            <text:p>1.38E-03</text:p>
          </table:table-cell>
          <table:table-cell office:value-type="float" office:value="2.2296706078939999E-3" table:style-name="ce2">
            <text:p>2.23E-03</text:p>
          </table:table-cell>
          <table:table-cell office:value-type="float" office:value="3.157135398575E-5" table:style-name="ce2">
            <text:p>3.16E-05</text:p>
          </table:table-cell>
          <table:table-cell office:value-type="float" office:value="3.1318451886679999E-5" table:style-name="ce2">
            <text:p>3.13E-05</text:p>
          </table:table-cell>
          <table:table-cell office:value-type="float" office:value="3.165667994608E-5" table:style-name="ce2">
            <text:p>3.17E-05</text:p>
          </table:table-cell>
          <table:table-cell table:number-columns-repeated="16361"/>
        </table:table-row>
        <table:table-row table:style-name="ro1">
          <table:table-cell office:value-type="float" office:value="0.13002993982030001" table:style-name="ce2">
            <text:p>1.30E-01</text:p>
          </table:table-cell>
          <table:table-cell office:value-type="float" office:value="635" table:style-name="ce1">
            <text:p>635</text:p>
            <draw:frame draw:z-index="1" draw:id="id0" draw:style-name="a0" draw:name="2 Gráfico" svg:x="0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3.1492378083669999E-5" table:style-name="ce2">
            <text:p>3.15E-05</text:p>
          </table:table-cell>
          <table:table-cell office:value-type="float" office:value="3.1363286282260001E-5" table:style-name="ce2">
            <text:p>3.14E-05</text:p>
          </table:table-cell>
          <table:table-cell office:value-type="float" office:value="3.1624643701549997E-5" table:style-name="ce2">
            <text:p>3.16E-05</text:p>
          </table:table-cell>
          <table:table-cell office:value-type="float" office:value="1.5618679500090001E-3" table:style-name="ce2">
            <text:p>1.56E-03</text:p>
          </table:table-cell>
          <table:table-cell office:value-type="float" office:value="8.9947714566490004E-4" table:style-name="ce2">
            <text:p>8.99E-04</text:p>
          </table:table-cell>
          <table:table-cell office:value-type="float" office:value="1.920594777512E-3" table:style-name="ce2">
            <text:p>1.92E-03</text:p>
          </table:table-cell>
          <table:table-cell office:value-type="float" office:value="3.1492378083669999E-5" table:style-name="ce2">
            <text:p>3.15E-05</text:p>
            <draw:frame draw:z-index="2" draw:id="id1" draw:style-name="a1" draw:name="3 Gráfico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float" office:value="3.1363286282260001E-5" table:style-name="ce2">
            <text:p>3.14E-05</text:p>
          </table:table-cell>
          <table:table-cell office:value-type="float" office:value="3.1624643701549997E-5" table:style-name="ce2">
            <text:p>3.16E-05</text:p>
          </table:table-cell>
          <table:table-cell table:style-name="ce1"/>
          <table:table-cell office:value-type="float" office:value="0.13" table:style-name="ce2">
            <text:p>1.3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648549579715E-3" table:style-name="ce2">
            <text:p>1.65E-03</text:p>
          </table:table-cell>
          <table:table-cell office:value-type="float" office:value="1.1176924908049999E-3" table:style-name="ce2">
            <text:p>1.12E-03</text:p>
          </table:table-cell>
          <table:table-cell office:value-type="float" office:value="2.0197184070930001E-3" table:style-name="ce2">
            <text:p>2.02E-03</text:p>
          </table:table-cell>
          <table:table-cell office:value-type="float" office:value="3.1485492916119997E-5" table:style-name="ce2">
            <text:p>3.15E-05</text:p>
          </table:table-cell>
          <table:table-cell office:value-type="float" office:value="3.130644489201E-5" table:style-name="ce2">
            <text:p>3.13E-05</text:p>
          </table:table-cell>
          <table:table-cell office:value-type="float" office:value="3.1627070207189997E-5" table:style-name="ce2">
            <text:p>3.16E-05</text:p>
          </table:table-cell>
          <table:table-cell table:number-columns-repeated="16361"/>
        </table:table-row>
        <table:table-row table:style-name="ro1">
          <table:table-cell office:value-type="float" office:value="0.15002759990350001" table:style-name="ce2">
            <text:p>1.50E-01</text:p>
          </table:table-cell>
          <table:table-cell office:value-type="float" office:value="635" table:style-name="ce1">
            <text:p>635</text:p>
          </table:table-cell>
          <table:table-cell office:value-type="float" office:value="3.1462105069719999E-5" table:style-name="ce2">
            <text:p>3.15E-05</text:p>
          </table:table-cell>
          <table:table-cell office:value-type="float" office:value="3.1252333070649997E-5" table:style-name="ce2">
            <text:p>3.13E-05</text:p>
          </table:table-cell>
          <table:table-cell office:value-type="float" office:value="3.1574020219539997E-5" table:style-name="ce2">
            <text:p>3.16E-05</text:p>
          </table:table-cell>
          <table:table-cell office:value-type="float" office:value="1.0814017153039999E-3" table:style-name="ce2">
            <text:p>1.08E-03</text:p>
          </table:table-cell>
          <table:table-cell office:value-type="float" office:value="7.9724369139800005E-4" table:style-name="ce2">
            <text:p>7.97E-04</text:p>
          </table:table-cell>
          <table:table-cell office:value-type="float" office:value="1.4910676951570001E-3" table:style-name="ce2">
            <text:p>1.49E-03</text:p>
          </table:table-cell>
          <table:table-cell office:value-type="float" office:value="3.1462105069719999E-5" table:style-name="ce2">
            <text:p>3.15E-05</text:p>
          </table:table-cell>
          <table:table-cell office:value-type="float" office:value="3.1252333070649997E-5" table:style-name="ce2">
            <text:p>3.13E-05</text:p>
          </table:table-cell>
          <table:table-cell office:value-type="float" office:value="3.1574020219539997E-5" table:style-name="ce2">
            <text:p>3.16E-05</text:p>
          </table:table-cell>
          <table:table-cell table:style-name="ce1"/>
          <table:table-cell office:value-type="float" office:value="0.15" table:style-name="ce2">
            <text:p>1.5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3733360348099999E-3" table:style-name="ce2">
            <text:p>1.37E-03</text:p>
          </table:table-cell>
          <table:table-cell office:value-type="float" office:value="1.092629739007E-3" table:style-name="ce2">
            <text:p>1.09E-03</text:p>
          </table:table-cell>
          <table:table-cell office:value-type="float" office:value="1.729965368166E-3" table:style-name="ce2">
            <text:p>1.73E-03</text:p>
          </table:table-cell>
          <table:table-cell office:value-type="float" office:value="3.1384888248429999E-5" table:style-name="ce2">
            <text:p>3.14E-05</text:p>
          </table:table-cell>
          <table:table-cell office:value-type="float" office:value="3.0891780868040001E-5" table:style-name="ce2">
            <text:p>3.09E-05</text:p>
          </table:table-cell>
          <table:table-cell office:value-type="float" office:value="3.1581570296280003E-5" table:style-name="ce2">
            <text:p>3.16E-05</text:p>
          </table:table-cell>
          <table:table-cell table:number-columns-repeated="16361"/>
        </table:table-row>
        <table:table-row table:style-name="ro1">
          <table:table-cell office:value-type="float" office:value="0.1700060366227" table:style-name="ce2">
            <text:p>1.70E-01</text:p>
          </table:table-cell>
          <table:table-cell office:value-type="float" office:value="636" table:style-name="ce1">
            <text:p>636</text:p>
          </table:table-cell>
          <table:table-cell office:value-type="float" office:value="3.1439320200170003E-5" table:style-name="ce2">
            <text:p>3.14E-05</text:p>
          </table:table-cell>
          <table:table-cell office:value-type="float" office:value="3.1242441695239998E-5" table:style-name="ce2">
            <text:p>3.12E-05</text:p>
          </table:table-cell>
          <table:table-cell office:value-type="float" office:value="3.1608365295830002E-5" table:style-name="ce2">
            <text:p>3.16E-05</text:p>
          </table:table-cell>
          <table:table-cell office:value-type="float" office:value="1.3439527916719999E-3" table:style-name="ce2">
            <text:p>1.34E-03</text:p>
          </table:table-cell>
          <table:table-cell office:value-type="float" office:value="1.128927274898E-3" table:style-name="ce2">
            <text:p>1.13E-03</text:p>
          </table:table-cell>
          <table:table-cell office:value-type="float" office:value="1.68643917577E-3" table:style-name="ce2">
            <text:p>1.69E-03</text:p>
          </table:table-cell>
          <table:table-cell office:value-type="float" office:value="3.1439320200170003E-5" table:style-name="ce2">
            <text:p>3.14E-05</text:p>
          </table:table-cell>
          <table:table-cell office:value-type="float" office:value="3.1242441695239998E-5" table:style-name="ce2">
            <text:p>3.12E-05</text:p>
          </table:table-cell>
          <table:table-cell office:value-type="float" office:value="3.1608365295830002E-5" table:style-name="ce2">
            <text:p>3.16E-05</text:p>
          </table:table-cell>
          <table:table-cell table:style-name="ce1"/>
          <table:table-cell office:value-type="float" office:value="0.17" table:style-name="ce2">
            <text:p>1.7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3296927151719999E-3" table:style-name="ce2">
            <text:p>1.33E-03</text:p>
          </table:table-cell>
          <table:table-cell office:value-type="float" office:value="1.0603556213970001E-3" table:style-name="ce2">
            <text:p>1.06E-03</text:p>
          </table:table-cell>
          <table:table-cell office:value-type="float" office:value="1.8074192923270001E-3" table:style-name="ce2">
            <text:p>1.81E-03</text:p>
          </table:table-cell>
          <table:table-cell office:value-type="float" office:value="3.1490911950689997E-5" table:style-name="ce2">
            <text:p>3.15E-05</text:p>
          </table:table-cell>
          <table:table-cell office:value-type="float" office:value="3.127634939149E-5" table:style-name="ce2">
            <text:p>3.13E-05</text:p>
          </table:table-cell>
          <table:table-cell office:value-type="float" office:value="3.1615363484580001E-5" table:style-name="ce2">
            <text:p>3.16E-05</text:p>
          </table:table-cell>
          <table:table-cell table:number-columns-repeated="16361"/>
        </table:table-row>
        <table:table-row table:style-name="ro1">
          <table:table-cell office:value-type="float" office:value="0.19000144426999999" table:style-name="ce2">
            <text:p>1.90E-01</text:p>
          </table:table-cell>
          <table:table-cell office:value-type="float" office:value="636" table:style-name="ce1">
            <text:p>636</text:p>
          </table:table-cell>
          <table:table-cell office:value-type="float" office:value="3.1450759739549997E-5" table:style-name="ce2">
            <text:p>3.15E-05</text:p>
          </table:table-cell>
          <table:table-cell office:value-type="float" office:value="3.1212416218719997E-5" table:style-name="ce2">
            <text:p>3.12E-05</text:p>
          </table:table-cell>
          <table:table-cell office:value-type="float" office:value="3.154714983316E-5" table:style-name="ce2">
            <text:p>3.15E-05</text:p>
          </table:table-cell>
          <table:table-cell office:value-type="float" office:value="1.150977262346E-3" table:style-name="ce2">
            <text:p>1.15E-03</text:p>
          </table:table-cell>
          <table:table-cell office:value-type="float" office:value="8.0464855188870003E-4" table:style-name="ce2">
            <text:p>8.05E-04</text:p>
          </table:table-cell>
          <table:table-cell office:value-type="float" office:value="1.7169210376160001E-3" table:style-name="ce2">
            <text:p>1.72E-03</text:p>
          </table:table-cell>
          <table:table-cell office:value-type="float" office:value="3.1450759739549997E-5" table:style-name="ce2">
            <text:p>3.15E-05</text:p>
          </table:table-cell>
          <table:table-cell office:value-type="float" office:value="3.1212416218719997E-5" table:style-name="ce2">
            <text:p>3.12E-05</text:p>
          </table:table-cell>
          <table:table-cell office:value-type="float" office:value="3.154714983316E-5" table:style-name="ce2">
            <text:p>3.15E-05</text:p>
          </table:table-cell>
          <table:table-cell table:style-name="ce1"/>
          <table:table-cell office:value-type="float" office:value="0.19" table:style-name="ce2">
            <text:p>1.9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4206468759669999E-3" table:style-name="ce2">
            <text:p>1.42E-03</text:p>
          </table:table-cell>
          <table:table-cell office:value-type="float" office:value="1.088348649487E-3" table:style-name="ce2">
            <text:p>1.09E-03</text:p>
          </table:table-cell>
          <table:table-cell office:value-type="float" office:value="1.8274006946559999E-3" table:style-name="ce2">
            <text:p>1.83E-03</text:p>
          </table:table-cell>
          <table:table-cell office:value-type="float" office:value="3.136720140563E-5" table:style-name="ce2">
            <text:p>3.14E-05</text:p>
          </table:table-cell>
          <table:table-cell office:value-type="float" office:value="3.0794838919059997E-5" table:style-name="ce2">
            <text:p>3.08E-05</text:p>
          </table:table-cell>
          <table:table-cell office:value-type="float" office:value="3.1608376920050001E-5" table:style-name="ce2">
            <text:p>3.16E-05</text:p>
          </table:table-cell>
          <table:table-cell table:number-columns-repeated="16361"/>
        </table:table-row>
        <table:table-row table:style-name="ro1">
          <table:table-cell office:value-type="float" office:value="0.2100041274644" table:style-name="ce2">
            <text:p>2.10E-01</text:p>
          </table:table-cell>
          <table:table-cell office:value-type="float" office:value="636" table:style-name="ce1">
            <text:p>636</text:p>
          </table:table-cell>
          <table:table-cell office:value-type="float" office:value="3.1454198919790003E-5" table:style-name="ce2">
            <text:p>3.15E-05</text:p>
          </table:table-cell>
          <table:table-cell office:value-type="float" office:value="3.1323752575689997E-5" table:style-name="ce2">
            <text:p>3.13E-05</text:p>
          </table:table-cell>
          <table:table-cell office:value-type="float" office:value="3.1574673654759999E-5" table:style-name="ce2">
            <text:p>3.16E-05</text:p>
          </table:table-cell>
          <table:table-cell office:value-type="float" office:value="1.161454007967E-3" table:style-name="ce2">
            <text:p>1.16E-03</text:p>
          </table:table-cell>
          <table:table-cell office:value-type="float" office:value="8.3878643996810004E-4" table:style-name="ce2">
            <text:p>8.39E-04</text:p>
          </table:table-cell>
          <table:table-cell office:value-type="float" office:value="1.478496224992E-3" table:style-name="ce2">
            <text:p>1.48E-03</text:p>
          </table:table-cell>
          <table:table-cell office:value-type="float" office:value="3.1454198919790003E-5" table:style-name="ce2">
            <text:p>3.15E-05</text:p>
          </table:table-cell>
          <table:table-cell office:value-type="float" office:value="3.1323752575689997E-5" table:style-name="ce2">
            <text:p>3.13E-05</text:p>
          </table:table-cell>
          <table:table-cell office:value-type="float" office:value="3.1574673654759999E-5" table:style-name="ce2">
            <text:p>3.16E-05</text:p>
          </table:table-cell>
          <table:table-cell table:style-name="ce1"/>
          <table:table-cell office:value-type="float" office:value="0.21" table:style-name="ce2">
            <text:p>2.1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170768298788E-3" table:style-name="ce2">
            <text:p>1.17E-03</text:p>
          </table:table-cell>
          <table:table-cell office:value-type="float" office:value="7.2853411061840005E-4" table:style-name="ce2">
            <text:p>7.29E-04</text:p>
          </table:table-cell>
          <table:table-cell office:value-type="float" office:value="1.772718871278E-3" table:style-name="ce2">
            <text:p>1.77E-03</text:p>
          </table:table-cell>
          <table:table-cell office:value-type="float" office:value="3.140377555769E-5" table:style-name="ce2">
            <text:p>3.14E-05</text:p>
          </table:table-cell>
          <table:table-cell office:value-type="float" office:value="3.105335342925E-5" table:style-name="ce2">
            <text:p>3.11E-05</text:p>
          </table:table-cell>
          <table:table-cell office:value-type="float" office:value="3.1606456218039998E-5" table:style-name="ce2">
            <text:p>3.16E-05</text:p>
          </table:table-cell>
          <table:table-cell table:number-columns-repeated="16361"/>
        </table:table-row>
        <table:table-row table:style-name="ro1">
          <table:table-cell office:value-type="float" office:value="0.23000899797739999" table:style-name="ce2">
            <text:p>2.30E-01</text:p>
          </table:table-cell>
          <table:table-cell office:value-type="float" office:value="642" table:style-name="ce1">
            <text:p>642</text:p>
          </table:table-cell>
          <table:table-cell office:value-type="float" office:value="3.1149487882590003E-5" table:style-name="ce2">
            <text:p>3.11E-05</text:p>
          </table:table-cell>
          <table:table-cell office:value-type="float" office:value="3.0736323824680001E-5" table:style-name="ce2">
            <text:p>3.07E-05</text:p>
          </table:table-cell>
          <table:table-cell office:value-type="float" office:value="3.1464943291799999E-5" table:style-name="ce2">
            <text:p>3.15E-05</text:p>
          </table:table-cell>
          <table:table-cell office:value-type="float" office:value="1.0894679561560001E-3" table:style-name="ce2">
            <text:p>1.09E-03</text:p>
          </table:table-cell>
          <table:table-cell office:value-type="float" office:value="8.1774278331499999E-4" table:style-name="ce2">
            <text:p>8.18E-04</text:p>
          </table:table-cell>
          <table:table-cell office:value-type="float" office:value="1.5349995730959999E-3" table:style-name="ce2">
            <text:p>1.53E-03</text:p>
          </table:table-cell>
          <table:table-cell office:value-type="float" office:value="3.1149487882590003E-5" table:style-name="ce2">
            <text:p>3.11E-05</text:p>
          </table:table-cell>
          <table:table-cell office:value-type="float" office:value="3.0736323824680001E-5" table:style-name="ce2">
            <text:p>3.07E-05</text:p>
          </table:table-cell>
          <table:table-cell office:value-type="float" office:value="3.1464943291799999E-5" table:style-name="ce2">
            <text:p>3.15E-05</text:p>
          </table:table-cell>
          <table:table-cell table:style-name="ce1"/>
          <table:table-cell office:value-type="float" office:value="0.23" table:style-name="ce2">
            <text:p>2.3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1754547964710001E-3" table:style-name="ce2">
            <text:p>1.18E-03</text:p>
          </table:table-cell>
          <table:table-cell office:value-type="float" office:value="8.5599870622730001E-4" table:style-name="ce2">
            <text:p>8.56E-04</text:p>
          </table:table-cell>
          <table:table-cell office:value-type="float" office:value="1.5660986933179999E-3" table:style-name="ce2">
            <text:p>1.57E-03</text:p>
          </table:table-cell>
          <table:table-cell office:value-type="float" office:value="3.1457051225370002E-5" table:style-name="ce2">
            <text:p>3.15E-05</text:p>
          </table:table-cell>
          <table:table-cell office:value-type="float" office:value="3.1348002237560003E-5" table:style-name="ce2">
            <text:p>3.13E-05</text:p>
          </table:table-cell>
          <table:table-cell office:value-type="float" office:value="3.1569860461890002E-5" table:style-name="ce2">
            <text:p>3.16E-05</text:p>
          </table:table-cell>
          <table:table-cell table:number-columns-repeated="16361"/>
        </table:table-row>
        <table:table-row table:style-name="ro1">
          <table:table-cell office:value-type="float" office:value="0.25000696919799997" table:style-name="ce2">
            <text:p>2.50E-01</text:p>
          </table:table-cell>
          <table:table-cell office:value-type="float" office:value="642" table:style-name="ce1">
            <text:p>642</text:p>
          </table:table-cell>
          <table:table-cell office:value-type="float" office:value="3.1161886280510003E-5" table:style-name="ce2">
            <text:p>3.12E-05</text:p>
          </table:table-cell>
          <table:table-cell office:value-type="float" office:value="3.0844962317950002E-5" table:style-name="ce2">
            <text:p>3.08E-05</text:p>
          </table:table-cell>
          <table:table-cell office:value-type="float" office:value="3.1496961312510001E-5" table:style-name="ce2">
            <text:p>3.15E-05</text:p>
          </table:table-cell>
          <table:table-cell office:value-type="float" office:value="1.247169443711E-3" table:style-name="ce2">
            <text:p>1.25E-03</text:p>
          </table:table-cell>
          <table:table-cell office:value-type="float" office:value="9.6718514481389998E-4" table:style-name="ce2">
            <text:p>9.67E-04</text:p>
          </table:table-cell>
          <table:table-cell office:value-type="float" office:value="1.6196583436979999E-3" table:style-name="ce2">
            <text:p>1.62E-03</text:p>
          </table:table-cell>
          <table:table-cell office:value-type="float" office:value="3.1161886280510003E-5" table:style-name="ce2">
            <text:p>3.12E-05</text:p>
          </table:table-cell>
          <table:table-cell office:value-type="float" office:value="3.0844962317950002E-5" table:style-name="ce2">
            <text:p>3.08E-05</text:p>
          </table:table-cell>
          <table:table-cell office:value-type="float" office:value="3.1496961312510001E-5" table:style-name="ce2">
            <text:p>3.15E-05</text:p>
          </table:table-cell>
          <table:table-cell table:style-name="ce1"/>
          <table:table-cell office:value-type="float" office:value="0.25" table:style-name="ce2">
            <text:p>2.5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3501571810970001E-3" table:style-name="ce2">
            <text:p>1.35E-03</text:p>
          </table:table-cell>
          <table:table-cell office:value-type="float" office:value="9.9962121557760006E-4" table:style-name="ce2">
            <text:p>1.00E-03</text:p>
          </table:table-cell>
          <table:table-cell office:value-type="float" office:value="1.753071805058E-3" table:style-name="ce2">
            <text:p>1.75E-03</text:p>
          </table:table-cell>
          <table:table-cell office:value-type="float" office:value="3.133175598263E-5" table:style-name="ce2">
            <text:p>3.13E-05</text:p>
          </table:table-cell>
          <table:table-cell office:value-type="float" office:value="3.0765441978699998E-5" table:style-name="ce2">
            <text:p>3.08E-05</text:p>
          </table:table-cell>
          <table:table-cell office:value-type="float" office:value="3.1540314435920002E-5" table:style-name="ce2">
            <text:p>3.15E-05</text:p>
          </table:table-cell>
          <table:table-cell table:number-columns-repeated="16361"/>
        </table:table-row>
        <table:table-row table:style-name="ro1">
          <table:table-cell office:value-type="float" office:value="0.27001290019009999" table:style-name="ce2">
            <text:p>2.70E-01</text:p>
          </table:table-cell>
          <table:table-cell office:value-type="float" office:value="638" table:style-name="ce1">
            <text:p>638</text:p>
          </table:table-cell>
          <table:table-cell office:value-type="float" office:value="3.1376816335499997E-5" table:style-name="ce2">
            <text:p>3.14E-05</text:p>
          </table:table-cell>
          <table:table-cell office:value-type="float" office:value="3.1014030991369998E-5" table:style-name="ce2">
            <text:p>3.10E-05</text:p>
          </table:table-cell>
          <table:table-cell office:value-type="float" office:value="3.1544733639030001E-5" table:style-name="ce2">
            <text:p>3.15E-05</text:p>
          </table:table-cell>
          <table:table-cell office:value-type="float" office:value="1.100918687846E-3" table:style-name="ce2">
            <text:p>1.10E-03</text:p>
          </table:table-cell>
          <table:table-cell office:value-type="float" office:value="7.9996102184810001E-4" table:style-name="ce2">
            <text:p>8.00E-04</text:p>
          </table:table-cell>
          <table:table-cell office:value-type="float" office:value="1.511972459315E-3" table:style-name="ce2">
            <text:p>1.51E-03</text:p>
          </table:table-cell>
          <table:table-cell office:value-type="float" office:value="3.1376816335499997E-5" table:style-name="ce2">
            <text:p>3.14E-05</text:p>
          </table:table-cell>
          <table:table-cell office:value-type="float" office:value="3.1014030991369998E-5" table:style-name="ce2">
            <text:p>3.10E-05</text:p>
          </table:table-cell>
          <table:table-cell office:value-type="float" office:value="3.1544733639030001E-5" table:style-name="ce2">
            <text:p>3.15E-05</text:p>
          </table:table-cell>
          <table:table-cell table:style-name="ce1"/>
          <table:table-cell office:value-type="float" office:value="0.27" table:style-name="ce2">
            <text:p>2.7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017810508695E-3" table:style-name="ce2">
            <text:p>1.02E-03</text:p>
          </table:table-cell>
          <table:table-cell office:value-type="float" office:value="6.4790469271469998E-4" table:style-name="ce2">
            <text:p>6.48E-04</text:p>
          </table:table-cell>
          <table:table-cell office:value-type="float" office:value="1.458544587895E-3" table:style-name="ce2">
            <text:p>1.46E-03</text:p>
          </table:table-cell>
          <table:table-cell office:value-type="float" office:value="3.1225287951679997E-5" table:style-name="ce2">
            <text:p>3.12E-05</text:p>
          </table:table-cell>
          <table:table-cell office:value-type="float" office:value="3.0244907846950001E-5" table:style-name="ce2">
            <text:p>3.02E-05</text:p>
          </table:table-cell>
          <table:table-cell office:value-type="float" office:value="3.1521483074230003E-5" table:style-name="ce2">
            <text:p>3.15E-05</text:p>
          </table:table-cell>
          <table:table-cell table:number-columns-repeated="16361"/>
        </table:table-row>
        <table:table-row table:style-name="ro1">
          <table:table-cell office:value-type="float" office:value="0.2900313090121" table:style-name="ce2">
            <text:p>2.90E-01</text:p>
          </table:table-cell>
          <table:table-cell office:value-type="float" office:value="639" table:style-name="ce1">
            <text:p>639</text:p>
          </table:table-cell>
          <table:table-cell office:value-type="float" office:value="3.128919935407E-5" table:style-name="ce2">
            <text:p>3.13E-05</text:p>
          </table:table-cell>
          <table:table-cell office:value-type="float" office:value="3.0496317333819999E-5" table:style-name="ce2">
            <text:p>3.05E-05</text:p>
          </table:table-cell>
          <table:table-cell office:value-type="float" office:value="3.1512008548029999E-5" table:style-name="ce2">
            <text:p>3.15E-05</text:p>
          </table:table-cell>
          <table:table-cell office:value-type="float" office:value="8.4446471791319998E-4" table:style-name="ce2">
            <text:p>8.44E-04</text:p>
          </table:table-cell>
          <table:table-cell office:value-type="float" office:value="6.4567255346619998E-4" table:style-name="ce2">
            <text:p>6.46E-04</text:p>
          </table:table-cell>
          <table:table-cell office:value-type="float" office:value="1.2181728174090001E-3" table:style-name="ce2">
            <text:p>1.22E-03</text:p>
          </table:table-cell>
          <table:table-cell office:value-type="float" office:value="3.128919935407E-5" table:style-name="ce2">
            <text:p>3.13E-05</text:p>
          </table:table-cell>
          <table:table-cell office:value-type="float" office:value="3.0496317333819999E-5" table:style-name="ce2">
            <text:p>3.05E-05</text:p>
          </table:table-cell>
          <table:table-cell office:value-type="float" office:value="3.1512008548029999E-5" table:style-name="ce2">
            <text:p>3.15E-05</text:p>
          </table:table-cell>
          <table:table-cell table:style-name="ce1"/>
          <table:table-cell office:value-type="float" office:value="0.28999999999999998" table:style-name="ce2">
            <text:p>2.9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1609445632140001E-3" table:style-name="ce2">
            <text:p>1.16E-03</text:p>
          </table:table-cell>
          <table:table-cell office:value-type="float" office:value="8.8912135031070003E-4" table:style-name="ce2">
            <text:p>8.89E-04</text:p>
          </table:table-cell>
          <table:table-cell office:value-type="float" office:value="1.5327624283229999E-3" table:style-name="ce2">
            <text:p>1.53E-03</text:p>
          </table:table-cell>
          <table:table-cell office:value-type="float" office:value="3.1130933551920001E-5" table:style-name="ce2">
            <text:p>3.11E-05</text:p>
          </table:table-cell>
          <table:table-cell office:value-type="float" office:value="3.0543377010739998E-5" table:style-name="ce2">
            <text:p>3.05E-05</text:p>
          </table:table-cell>
          <table:table-cell office:value-type="float" office:value="3.1487646300169997E-5" table:style-name="ce2">
            <text:p>3.15E-05</text:p>
          </table:table-cell>
          <table:table-cell table:number-columns-repeated="16361"/>
        </table:table-row>
        <table:table-row table:style-name="ro1">
          <table:table-cell office:value-type="float" office:value="0.31002510739939998" table:style-name="ce2">
            <text:p>3.10E-01</text:p>
          </table:table-cell>
          <table:table-cell office:value-type="float" office:value="639" table:style-name="ce1">
            <text:p>639</text:p>
          </table:table-cell>
          <table:table-cell office:value-type="float" office:value="3.1272198551619998E-5" table:style-name="ce2">
            <text:p>3.13E-05</text:p>
          </table:table-cell>
          <table:table-cell office:value-type="float" office:value="3.1044306456110003E-5" table:style-name="ce2">
            <text:p>3.10E-05</text:p>
          </table:table-cell>
          <table:table-cell office:value-type="float" office:value="3.1506591853339998E-5" table:style-name="ce2">
            <text:p>3.15E-05</text:p>
          </table:table-cell>
          <table:table-cell office:value-type="float" office:value="9.7727884408959991E-4" table:style-name="ce2">
            <text:p>9.77E-04</text:p>
          </table:table-cell>
          <table:table-cell office:value-type="float" office:value="7.1624582915190004E-4" table:style-name="ce2">
            <text:p>7.16E-04</text:p>
          </table:table-cell>
          <table:table-cell office:value-type="float" office:value="1.3220816104330001E-3" table:style-name="ce2">
            <text:p>1.32E-03</text:p>
          </table:table-cell>
          <table:table-cell office:value-type="float" office:value="3.1272198551619998E-5" table:style-name="ce2">
            <text:p>3.13E-05</text:p>
          </table:table-cell>
          <table:table-cell office:value-type="float" office:value="3.1044306456110003E-5" table:style-name="ce2">
            <text:p>3.10E-05</text:p>
          </table:table-cell>
          <table:table-cell office:value-type="float" office:value="3.1506591853339998E-5" table:style-name="ce2">
            <text:p>3.15E-05</text:p>
          </table:table-cell>
          <table:table-cell table:style-name="ce1"/>
          <table:table-cell office:value-type="float" office:value="0.31" table:style-name="ce2">
            <text:p>3.1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0994633982459999E-3" table:style-name="ce2">
            <text:p>1.10E-03</text:p>
          </table:table-cell>
          <table:table-cell office:value-type="float" office:value="8.7970106675650005E-4" table:style-name="ce2">
            <text:p>8.80E-04</text:p>
          </table:table-cell>
          <table:table-cell office:value-type="float" office:value="1.4512857388300001E-3" table:style-name="ce2">
            <text:p>1.45E-03</text:p>
          </table:table-cell>
          <table:table-cell office:value-type="float" office:value="3.1269544009930001E-5" table:style-name="ce2">
            <text:p>3.13E-05</text:p>
          </table:table-cell>
          <table:table-cell office:value-type="float" office:value="3.0681263039820001E-5" table:style-name="ce2">
            <text:p>3.07E-05</text:p>
          </table:table-cell>
          <table:table-cell office:value-type="float" office:value="3.1519758507190001E-5" table:style-name="ce2">
            <text:p>3.15E-05</text:p>
          </table:table-cell>
          <table:table-cell table:number-columns-repeated="16361"/>
        </table:table-row>
        <table:table-row table:style-name="ro1">
          <table:table-cell office:value-type="float" office:value="0.33000804227390002" table:style-name="ce2">
            <text:p>3.30E-01</text:p>
          </table:table-cell>
          <table:table-cell office:value-type="float" office:value="642" table:style-name="ce1">
            <text:p>642</text:p>
          </table:table-cell>
          <table:table-cell office:value-type="float" office:value="3.1172249095229997E-5" table:style-name="ce2">
            <text:p>3.12E-05</text:p>
          </table:table-cell>
          <table:table-cell office:value-type="float" office:value="3.0688942506400001E-5" table:style-name="ce2">
            <text:p>3.07E-05</text:p>
          </table:table-cell>
          <table:table-cell office:value-type="float" office:value="3.143527382987E-5" table:style-name="ce2">
            <text:p>3.14E-05</text:p>
          </table:table-cell>
          <table:table-cell office:value-type="float" office:value="8.7201645926249997E-4" table:style-name="ce2">
            <text:p>8.72E-04</text:p>
          </table:table-cell>
          <table:table-cell office:value-type="float" office:value="6.3386624881399997E-4" table:style-name="ce2">
            <text:p>6.34E-04</text:p>
          </table:table-cell>
          <table:table-cell office:value-type="float" office:value="1.2201338023139999E-3" table:style-name="ce2">
            <text:p>1.22E-03</text:p>
          </table:table-cell>
          <table:table-cell office:value-type="float" office:value="3.1172249095229997E-5" table:style-name="ce2">
            <text:p>3.12E-05</text:p>
          </table:table-cell>
          <table:table-cell office:value-type="float" office:value="3.0688942506400001E-5" table:style-name="ce2">
            <text:p>3.07E-05</text:p>
          </table:table-cell>
          <table:table-cell office:value-type="float" office:value="3.143527382987E-5" table:style-name="ce2">
            <text:p>3.14E-05</text:p>
          </table:table-cell>
          <table:table-cell table:style-name="ce1"/>
          <table:table-cell office:value-type="float" office:value="0.33" table:style-name="ce2">
            <text:p>3.3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1401288712370001E-3" table:style-name="ce2">
            <text:p>1.14E-03</text:p>
          </table:table-cell>
          <table:table-cell office:value-type="float" office:value="8.8460304316209995E-4" table:style-name="ce2">
            <text:p>8.85E-04</text:p>
          </table:table-cell>
          <table:table-cell office:value-type="float" office:value="1.4687080332360001E-3" table:style-name="ce2">
            <text:p>1.47E-03</text:p>
          </table:table-cell>
          <table:table-cell office:value-type="float" office:value="3.1319114409800003E-5" table:style-name="ce2">
            <text:p>3.13E-05</text:p>
          </table:table-cell>
          <table:table-cell office:value-type="float" office:value="3.1093026338569999E-5" table:style-name="ce2">
            <text:p>3.11E-05</text:p>
          </table:table-cell>
          <table:table-cell office:value-type="float" office:value="3.1481296796320003E-5" table:style-name="ce2">
            <text:p>3.15E-05</text:p>
          </table:table-cell>
          <table:table-cell table:number-columns-repeated="16361"/>
        </table:table-row>
        <table:table-row table:style-name="ro1">
          <table:table-cell office:value-type="float" office:value="0.35002062619300001" table:style-name="ce2">
            <text:p>3.50E-01</text:p>
          </table:table-cell>
          <table:table-cell office:value-type="float" office:value="641" table:style-name="ce1">
            <text:p>641</text:p>
          </table:table-cell>
          <table:table-cell office:value-type="float" office:value="3.1208447698069999E-5" table:style-name="ce2">
            <text:p>3.12E-05</text:p>
          </table:table-cell>
          <table:table-cell office:value-type="float" office:value="3.0289647350619999E-5" table:style-name="ce2">
            <text:p>3.03E-05</text:p>
          </table:table-cell>
          <table:table-cell office:value-type="float" office:value="3.1487260032400003E-5" table:style-name="ce2">
            <text:p>3.15E-05</text:p>
          </table:table-cell>
          <table:table-cell office:value-type="float" office:value="9.7454094558729995E-4" table:style-name="ce2">
            <text:p>9.75E-04</text:p>
          </table:table-cell>
          <table:table-cell office:value-type="float" office:value="7.2430765702609996E-4" table:style-name="ce2">
            <text:p>7.24E-04</text:p>
          </table:table-cell>
          <table:table-cell office:value-type="float" office:value="1.2167503144319999E-3" table:style-name="ce2">
            <text:p>1.22E-03</text:p>
          </table:table-cell>
          <table:table-cell office:value-type="float" office:value="3.1208447698069999E-5" table:style-name="ce2">
            <text:p>3.12E-05</text:p>
          </table:table-cell>
          <table:table-cell office:value-type="float" office:value="3.0289647350619999E-5" table:style-name="ce2">
            <text:p>3.03E-05</text:p>
          </table:table-cell>
          <table:table-cell office:value-type="float" office:value="3.1487260032400003E-5" table:style-name="ce2">
            <text:p>3.15E-05</text:p>
          </table:table-cell>
          <table:table-cell table:style-name="ce1"/>
          <table:table-cell office:value-type="float" office:value="0.35" table:style-name="ce2">
            <text:p>3.5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9.0220025668130005E-4" table:style-name="ce2">
            <text:p>9.02E-04</text:p>
          </table:table-cell>
          <table:table-cell office:value-type="float" office:value="6.3233151307610003E-4" table:style-name="ce2">
            <text:p>6.32E-04</text:p>
          </table:table-cell>
          <table:table-cell office:value-type="float" office:value="1.310967487272E-3" table:style-name="ce2">
            <text:p>1.31E-03</text:p>
          </table:table-cell>
          <table:table-cell office:value-type="float" office:value="3.1113682290950001E-5" table:style-name="ce2">
            <text:p>3.11E-05</text:p>
          </table:table-cell>
          <table:table-cell office:value-type="float" office:value="3.0232830308820001E-5" table:style-name="ce2">
            <text:p>3.02E-05</text:p>
          </table:table-cell>
          <table:table-cell office:value-type="float" office:value="3.1482124475739999E-5" table:style-name="ce2">
            <text:p>3.15E-05</text:p>
          </table:table-cell>
          <table:table-cell table:number-columns-repeated="16361"/>
        </table:table-row>
        <table:table-row table:style-name="ro1">
          <table:table-cell office:value-type="float" office:value="0.37002524116750002" table:style-name="ce2">
            <text:p>3.70E-01</text:p>
          </table:table-cell>
          <table:table-cell office:value-type="float" office:value="645" table:style-name="ce1">
            <text:p>645</text:p>
          </table:table-cell>
          <table:table-cell office:value-type="float" office:value="3.0973470818130003E-5" table:style-name="ce2">
            <text:p>3.10E-05</text:p>
          </table:table-cell>
          <table:table-cell office:value-type="float" office:value="3.006260643667E-5" table:style-name="ce2">
            <text:p>3.01E-05</text:p>
          </table:table-cell>
          <table:table-cell office:value-type="float" office:value="3.1275671005860001E-5" table:style-name="ce2">
            <text:p>3.13E-05</text:p>
          </table:table-cell>
          <table:table-cell office:value-type="float" office:value="9.7315273429169995E-4" table:style-name="ce2">
            <text:p>9.73E-04</text:p>
          </table:table-cell>
          <table:table-cell office:value-type="float" office:value="8.0035138656389996E-4" table:style-name="ce2">
            <text:p>8.00E-04</text:p>
          </table:table-cell>
          <table:table-cell office:value-type="float" office:value="1.2323046452140001E-3" table:style-name="ce2">
            <text:p>1.23E-03</text:p>
          </table:table-cell>
          <table:table-cell office:value-type="float" office:value="3.0973470818130003E-5" table:style-name="ce2">
            <text:p>3.10E-05</text:p>
          </table:table-cell>
          <table:table-cell office:value-type="float" office:value="3.006260643667E-5" table:style-name="ce2">
            <text:p>3.01E-05</text:p>
          </table:table-cell>
          <table:table-cell office:value-type="float" office:value="3.1275671005860001E-5" table:style-name="ce2">
            <text:p>3.13E-05</text:p>
          </table:table-cell>
          <table:table-cell table:style-name="ce1"/>
          <table:table-cell office:value-type="float" office:value="0.37" table:style-name="ce2">
            <text:p>3.7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9.7424049197249998E-4" table:style-name="ce2">
            <text:p>9.74E-04</text:p>
          </table:table-cell>
          <table:table-cell office:value-type="float" office:value="7.8891539085970002E-4" table:style-name="ce2">
            <text:p>7.89E-04</text:p>
          </table:table-cell>
          <table:table-cell office:value-type="float" office:value="1.307261432017E-3" table:style-name="ce2">
            <text:p>1.31E-03</text:p>
          </table:table-cell>
          <table:table-cell office:value-type="float" office:value="3.116933733715E-5" table:style-name="ce2">
            <text:p>3.12E-05</text:p>
          </table:table-cell>
          <table:table-cell office:value-type="float" office:value="3.0792297140629999E-5" table:style-name="ce2">
            <text:p>3.08E-05</text:p>
          </table:table-cell>
          <table:table-cell office:value-type="float" office:value="3.1474219139900003E-5" table:style-name="ce2">
            <text:p>3.15E-05</text:p>
          </table:table-cell>
          <table:table-cell table:number-columns-repeated="16361"/>
        </table:table-row>
        <table:table-row table:style-name="ro1">
          <table:table-cell office:value-type="float" office:value="0.39000312984520003" table:style-name="ce2">
            <text:p>3.90E-01</text:p>
          </table:table-cell>
          <table:table-cell office:value-type="float" office:value="642" table:style-name="ce1">
            <text:p>642</text:p>
          </table:table-cell>
          <table:table-cell office:value-type="float" office:value="3.118508096697E-5" table:style-name="ce2">
            <text:p>3.12E-05</text:p>
          </table:table-cell>
          <table:table-cell office:value-type="float" office:value="3.0583906495889998E-5" table:style-name="ce2">
            <text:p>3.06E-05</text:p>
          </table:table-cell>
          <table:table-cell office:value-type="float" office:value="3.1467977833379997E-5" table:style-name="ce2">
            <text:p>3.15E-05</text:p>
          </table:table-cell>
          <table:table-cell office:value-type="float" office:value="9.0200324040479998E-4" table:style-name="ce2">
            <text:p>9.02E-04</text:p>
          </table:table-cell>
          <table:table-cell office:value-type="float" office:value="6.6481197685379996E-4" table:style-name="ce2">
            <text:p>6.65E-04</text:p>
          </table:table-cell>
          <table:table-cell office:value-type="float" office:value="1.2032151836380001E-3" table:style-name="ce2">
            <text:p>1.20E-03</text:p>
          </table:table-cell>
          <table:table-cell office:value-type="float" office:value="3.118508096697E-5" table:style-name="ce2">
            <text:p>3.12E-05</text:p>
          </table:table-cell>
          <table:table-cell office:value-type="float" office:value="3.0583906495889998E-5" table:style-name="ce2">
            <text:p>3.06E-05</text:p>
          </table:table-cell>
          <table:table-cell office:value-type="float" office:value="3.1467977833379997E-5" table:style-name="ce2">
            <text:p>3.15E-05</text:p>
          </table:table-cell>
          <table:table-cell table:style-name="ce1"/>
          <table:table-cell office:value-type="float" office:value="0.39" table:style-name="ce2">
            <text:p>3.9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0136009845120001E-3" table:style-name="ce2">
            <text:p>1.01E-03</text:p>
          </table:table-cell>
          <table:table-cell office:value-type="float" office:value="7.0900343743450001E-4" table:style-name="ce2">
            <text:p>7.09E-04</text:p>
          </table:table-cell>
          <table:table-cell office:value-type="float" office:value="1.291916734461E-3" table:style-name="ce2">
            <text:p>1.29E-03</text:p>
          </table:table-cell>
          <table:table-cell office:value-type="float" office:value="3.1102377374980001E-5" table:style-name="ce2">
            <text:p>3.11E-05</text:p>
          </table:table-cell>
          <table:table-cell office:value-type="float" office:value="3.0901591877650001E-5" table:style-name="ce2">
            <text:p>3.09E-05</text:p>
          </table:table-cell>
          <table:table-cell office:value-type="float" office:value="3.1419824508139997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41002395182590001" table:style-name="ce2">
            <text:p>4.10E-01</text:p>
          </table:table-cell>
          <table:table-cell office:value-type="float" office:value="642" table:style-name="ce1">
            <text:p>642</text:p>
          </table:table-cell>
          <table:table-cell office:value-type="float" office:value="3.1151406722459999E-5" table:style-name="ce2">
            <text:p>3.12E-05</text:p>
          </table:table-cell>
          <table:table-cell office:value-type="float" office:value="3.0630693633039999E-5" table:style-name="ce2">
            <text:p>3.06E-05</text:p>
          </table:table-cell>
          <table:table-cell office:value-type="float" office:value="3.1442176793299999E-5" table:style-name="ce2">
            <text:p>3.14E-05</text:p>
          </table:table-cell>
          <table:table-cell office:value-type="float" office:value="1.025074965417E-3" table:style-name="ce2">
            <text:p>1.03E-03</text:p>
          </table:table-cell>
          <table:table-cell office:value-type="float" office:value="8.2768062515049996E-4" table:style-name="ce2">
            <text:p>8.28E-04</text:p>
          </table:table-cell>
          <table:table-cell office:value-type="float" office:value="1.275917148016E-3" table:style-name="ce2">
            <text:p>1.28E-03</text:p>
          </table:table-cell>
          <table:table-cell office:value-type="float" office:value="3.1151406722459999E-5" table:style-name="ce2">
            <text:p>3.12E-05</text:p>
          </table:table-cell>
          <table:table-cell office:value-type="float" office:value="3.0630693633039999E-5" table:style-name="ce2">
            <text:p>3.06E-05</text:p>
          </table:table-cell>
          <table:table-cell office:value-type="float" office:value="3.1442176793299999E-5" table:style-name="ce2">
            <text:p>3.14E-05</text:p>
          </table:table-cell>
          <table:table-cell table:style-name="ce1"/>
          <table:table-cell office:value-type="float" office:value="0.41" table:style-name="ce2">
            <text:p>4.1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9.0826396984660003E-4" table:style-name="ce2">
            <text:p>9.08E-04</text:p>
          </table:table-cell>
          <table:table-cell office:value-type="float" office:value="5.9792720084490001E-4" table:style-name="ce2">
            <text:p>5.98E-04</text:p>
          </table:table-cell>
          <table:table-cell office:value-type="float" office:value="1.2594150088100001E-3" table:style-name="ce2">
            <text:p>1.26E-03</text:p>
          </table:table-cell>
          <table:table-cell office:value-type="float" office:value="3.111207023165E-5" table:style-name="ce2">
            <text:p>3.11E-05</text:p>
          </table:table-cell>
          <table:table-cell office:value-type="float" office:value="3.0787545616590003E-5" table:style-name="ce2">
            <text:p>3.08E-05</text:p>
          </table:table-cell>
          <table:table-cell office:value-type="float" office:value="3.14314384722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43002315494179999" table:style-name="ce2">
            <text:p>4.30E-01</text:p>
          </table:table-cell>
          <table:table-cell office:value-type="float" office:value="642" table:style-name="ce1">
            <text:p>642</text:p>
          </table:table-cell>
          <table:table-cell office:value-type="float" office:value="3.1142237580050001E-5" table:style-name="ce2">
            <text:p>3.11E-05</text:p>
          </table:table-cell>
          <table:table-cell office:value-type="float" office:value="3.078394103785E-5" table:style-name="ce2">
            <text:p>3.08E-05</text:p>
          </table:table-cell>
          <table:table-cell office:value-type="float" office:value="3.143169044777E-5" table:style-name="ce2">
            <text:p>3.14E-05</text:p>
          </table:table-cell>
          <table:table-cell office:value-type="float" office:value="1.0656038839159999E-3" table:style-name="ce2">
            <text:p>1.07E-03</text:p>
          </table:table-cell>
          <table:table-cell office:value-type="float" office:value="8.5956152791039997E-4" table:style-name="ce2">
            <text:p>8.60E-04</text:p>
          </table:table-cell>
          <table:table-cell office:value-type="float" office:value="1.325038143808E-3" table:style-name="ce2">
            <text:p>1.33E-03</text:p>
          </table:table-cell>
          <table:table-cell office:value-type="float" office:value="3.1142237580050001E-5" table:style-name="ce2">
            <text:p>3.11E-05</text:p>
          </table:table-cell>
          <table:table-cell office:value-type="float" office:value="3.078394103785E-5" table:style-name="ce2">
            <text:p>3.08E-05</text:p>
          </table:table-cell>
          <table:table-cell office:value-type="float" office:value="3.143169044777E-5" table:style-name="ce2">
            <text:p>3.14E-05</text:p>
          </table:table-cell>
          <table:table-cell table:style-name="ce1"/>
          <table:table-cell office:value-type="float" office:value="0.43" table:style-name="ce2">
            <text:p>4.3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9.4899466310920002E-4" table:style-name="ce2">
            <text:p>9.49E-04</text:p>
          </table:table-cell>
          <table:table-cell office:value-type="float" office:value="7.3447519722169997E-4" table:style-name="ce2">
            <text:p>7.34E-04</text:p>
          </table:table-cell>
          <table:table-cell office:value-type="float" office:value="1.127861758398E-3" table:style-name="ce2">
            <text:p>1.13E-03</text:p>
          </table:table-cell>
          <table:table-cell office:value-type="float" office:value="3.0912759824129997E-5" table:style-name="ce2">
            <text:p>3.09E-05</text:p>
          </table:table-cell>
          <table:table-cell office:value-type="float" office:value="2.9930993537379998E-5" table:style-name="ce2">
            <text:p>2.99E-05</text:p>
          </table:table-cell>
          <table:table-cell office:value-type="float" office:value="3.1385315912150001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45001647146820001" table:style-name="ce2">
            <text:p>4.50E-01</text:p>
          </table:table-cell>
          <table:table-cell office:value-type="float" office:value="642" table:style-name="ce1">
            <text:p>642</text:p>
          </table:table-cell>
          <table:table-cell office:value-type="float" office:value="3.1146996683309997E-5" table:style-name="ce2">
            <text:p>3.11E-05</text:p>
          </table:table-cell>
          <table:table-cell office:value-type="float" office:value="3.0796944339199999E-5" table:style-name="ce2">
            <text:p>3.08E-05</text:p>
          </table:table-cell>
          <table:table-cell office:value-type="float" office:value="3.1439627597520003E-5" table:style-name="ce2">
            <text:p>3.14E-05</text:p>
          </table:table-cell>
          <table:table-cell office:value-type="float" office:value="9.4714786815190005E-4" table:style-name="ce2">
            <text:p>9.47E-04</text:p>
          </table:table-cell>
          <table:table-cell office:value-type="float" office:value="6.784285537274E-4" table:style-name="ce2">
            <text:p>6.78E-04</text:p>
          </table:table-cell>
          <table:table-cell office:value-type="float" office:value="1.2328154594840001E-3" table:style-name="ce2">
            <text:p>1.23E-03</text:p>
          </table:table-cell>
          <table:table-cell office:value-type="float" office:value="3.1146996683309997E-5" table:style-name="ce2">
            <text:p>3.11E-05</text:p>
          </table:table-cell>
          <table:table-cell office:value-type="float" office:value="3.0796944339199999E-5" table:style-name="ce2">
            <text:p>3.08E-05</text:p>
          </table:table-cell>
          <table:table-cell office:value-type="float" office:value="3.1439627597520003E-5" table:style-name="ce2">
            <text:p>3.14E-05</text:p>
          </table:table-cell>
          <table:table-cell table:style-name="ce1"/>
          <table:table-cell office:value-type="float" office:value="0.45" table:style-name="ce2">
            <text:p>4.5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1.1099882954240001E-3" table:style-name="ce2">
            <text:p>1.11E-03</text:p>
          </table:table-cell>
          <table:table-cell office:value-type="float" office:value="8.8062134154839997E-4" table:style-name="ce2">
            <text:p>8.81E-04</text:p>
          </table:table-cell>
          <table:table-cell office:value-type="float" office:value="1.313192143802E-3" table:style-name="ce2">
            <text:p>1.31E-03</text:p>
          </table:table-cell>
          <table:table-cell office:value-type="float" office:value="3.1114426508930001E-5" table:style-name="ce2">
            <text:p>3.11E-05</text:p>
          </table:table-cell>
          <table:table-cell office:value-type="float" office:value="3.0678270796999997E-5" table:style-name="ce2">
            <text:p>3.07E-05</text:p>
          </table:table-cell>
          <table:table-cell office:value-type="float" office:value="3.141683926985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4700128433388" table:style-name="ce2">
            <text:p>4.70E-01</text:p>
          </table:table-cell>
          <table:table-cell office:value-type="float" office:value="644" table:style-name="ce1">
            <text:p>644</text:p>
          </table:table-cell>
          <table:table-cell office:value-type="float" office:value="3.105921785201E-5" table:style-name="ce2">
            <text:p>3.11E-05</text:p>
          </table:table-cell>
          <table:table-cell office:value-type="float" office:value="2.9724703615700001E-5" table:style-name="ce2">
            <text:p>2.97E-05</text:p>
          </table:table-cell>
          <table:table-cell office:value-type="float" office:value="3.1395124566170001E-5" table:style-name="ce2">
            <text:p>3.14E-05</text:p>
          </table:table-cell>
          <table:table-cell office:value-type="float" office:value="1.0090916947059999E-3" table:style-name="ce2">
            <text:p>1.01E-03</text:p>
          </table:table-cell>
          <table:table-cell office:value-type="float" office:value="7.3373604689120004E-4" table:style-name="ce2">
            <text:p>7.34E-04</text:p>
          </table:table-cell>
          <table:table-cell office:value-type="float" office:value="1.3597112755849999E-3" table:style-name="ce2">
            <text:p>1.36E-03</text:p>
          </table:table-cell>
          <table:table-cell office:value-type="float" office:value="3.105921785201E-5" table:style-name="ce2">
            <text:p>3.11E-05</text:p>
          </table:table-cell>
          <table:table-cell office:value-type="float" office:value="2.9724703615700001E-5" table:style-name="ce2">
            <text:p>2.97E-05</text:p>
          </table:table-cell>
          <table:table-cell office:value-type="float" office:value="3.1395124566170001E-5" table:style-name="ce2">
            <text:p>3.14E-05</text:p>
          </table:table-cell>
          <table:table-cell table:style-name="ce1"/>
          <table:table-cell office:value-type="float" office:value="0.47" table:style-name="ce2">
            <text:p>4.70E-01</text:p>
          </table:table-cell>
          <table:table-cell office:value-type="float" office:value="800" table:style-name="ce1">
            <text:p>800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9.3087072775320003E-4" table:style-name="ce2">
            <text:p>9.31E-04</text:p>
          </table:table-cell>
          <table:table-cell office:value-type="float" office:value="5.7169794915060005E-4" table:style-name="ce2">
            <text:p>5.72E-04</text:p>
          </table:table-cell>
          <table:table-cell office:value-type="float" office:value="1.2690513355569999E-3" table:style-name="ce2">
            <text:p>1.27E-03</text:p>
          </table:table-cell>
          <table:table-cell office:value-type="float" office:value="3.1198702824920002E-5" table:style-name="ce2">
            <text:p>3.12E-05</text:p>
          </table:table-cell>
          <table:table-cell office:value-type="float" office:value="3.084755933477E-5" table:style-name="ce2">
            <text:p>3.08E-05</text:p>
          </table:table-cell>
          <table:table-cell office:value-type="float" office:value="3.1392147214739999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4900149796355" table:style-name="ce2">
            <text:p>4.90E-01</text:p>
          </table:table-cell>
          <table:table-cell office:value-type="float" office:value="642" table:style-name="ce1">
            <text:p>642</text:p>
          </table:table-cell>
          <table:table-cell office:value-type="float" office:value="3.1164873863429997E-5" table:style-name="ce2">
            <text:p>3.12E-05</text:p>
          </table:table-cell>
          <table:table-cell office:value-type="float" office:value="3.0516900733969999E-5" table:style-name="ce2">
            <text:p>3.05E-05</text:p>
          </table:table-cell>
          <table:table-cell office:value-type="float" office:value="3.1396008109020002E-5" table:style-name="ce2">
            <text:p>3.14E-05</text:p>
          </table:table-cell>
          <table:table-cell office:value-type="float" office:value="1.0209695628779999E-3" table:style-name="ce2">
            <text:p>1.02E-03</text:p>
          </table:table-cell>
          <table:table-cell office:value-type="float" office:value="8.0275337755420005E-4" table:style-name="ce2">
            <text:p>8.03E-04</text:p>
          </table:table-cell>
          <table:table-cell office:value-type="float" office:value="1.2724033411419999E-3" table:style-name="ce2">
            <text:p>1.27E-03</text:p>
          </table:table-cell>
          <table:table-cell office:value-type="float" office:value="3.1164873863429997E-5" table:style-name="ce2">
            <text:p>3.12E-05</text:p>
          </table:table-cell>
          <table:table-cell office:value-type="float" office:value="3.0516900733969999E-5" table:style-name="ce2">
            <text:p>3.05E-05</text:p>
          </table:table-cell>
          <table:table-cell office:value-type="float" office:value="3.1396008109020002E-5" table:style-name="ce2">
            <text:p>3.14E-05</text:p>
          </table:table-cell>
          <table:table-cell table:style-name="ce1"/>
          <table:table-cell office:value-type="float" office:value="0.49" table:style-name="ce2">
            <text:p>4.90E-01</text:p>
          </table:table-cell>
          <table:table-cell office:value-type="float" office:value="823" table:style-name="ce1">
            <text:p>823</text:p>
          </table:table-cell>
          <table:table-cell office:value-type="float" office:value="2.4320118388169999E-5" table:style-name="ce2">
            <text:p>2.43E-05</text:p>
          </table:table-cell>
          <table:table-cell office:value-type="float" office:value="2.240180015564E-5" table:style-name="ce2">
            <text:p>2.24E-05</text:p>
          </table:table-cell>
          <table:table-cell office:value-type="float" office:value="2.5000000000000001E-5" table:style-name="ce2">
            <text:p>2.50E-05</text:p>
          </table:table-cell>
          <table:table-cell office:value-type="float" office:value="8.2817089568939996E-4" table:style-name="ce2">
            <text:p>8.28E-04</text:p>
          </table:table-cell>
          <table:table-cell office:value-type="float" office:value="6.6421063089509998E-4" table:style-name="ce2">
            <text:p>6.64E-04</text:p>
          </table:table-cell>
          <table:table-cell office:value-type="float" office:value="1.206163277314E-3" table:style-name="ce2">
            <text:p>1.21E-03</text:p>
          </table:table-cell>
          <table:table-cell office:value-type="float" office:value="3.1088693322009997E-5" table:style-name="ce2">
            <text:p>3.11E-05</text:p>
          </table:table-cell>
          <table:table-cell office:value-type="float" office:value="3.0655632755520002E-5" table:style-name="ce2">
            <text:p>3.07E-05</text:p>
          </table:table-cell>
          <table:table-cell office:value-type="float" office:value="3.13881048039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51002282865589998" table:style-name="ce2">
            <text:p>5.10E-01</text:p>
          </table:table-cell>
          <table:table-cell office:value-type="float" office:value="641" table:style-name="ce1">
            <text:p>641</text:p>
          </table:table-cell>
          <table:table-cell office:value-type="float" office:value="3.1188892830450001E-5" table:style-name="ce2">
            <text:p>3.12E-05</text:p>
          </table:table-cell>
          <table:table-cell office:value-type="float" office:value="3.1019928072659998E-5" table:style-name="ce2">
            <text:p>3.10E-05</text:p>
          </table:table-cell>
          <table:table-cell office:value-type="float" office:value="3.1383174025950003E-5" table:style-name="ce2">
            <text:p>3.14E-05</text:p>
          </table:table-cell>
          <table:table-cell office:value-type="float" office:value="1.098243384968E-3" table:style-name="ce2">
            <text:p>1.10E-03</text:p>
          </table:table-cell>
          <table:table-cell office:value-type="float" office:value="8.4936800634449999E-4" table:style-name="ce2">
            <text:p>8.49E-04</text:p>
          </table:table-cell>
          <table:table-cell office:value-type="float" office:value="1.3059548541310001E-3" table:style-name="ce2">
            <text:p>1.31E-03</text:p>
          </table:table-cell>
          <table:table-cell office:value-type="float" office:value="3.1188892830450001E-5" table:style-name="ce2">
            <text:p>3.12E-05</text:p>
          </table:table-cell>
          <table:table-cell office:value-type="float" office:value="3.1019928072659998E-5" table:style-name="ce2">
            <text:p>3.10E-05</text:p>
          </table:table-cell>
          <table:table-cell office:value-type="float" office:value="3.1383174025950003E-5" table:style-name="ce2">
            <text:p>3.14E-05</text:p>
          </table:table-cell>
          <table:table-cell table:style-name="ce1"/>
          <table:table-cell office:value-type="float" office:value="0.51001545743340004" table:style-name="ce2">
            <text:p>5.10E-01</text:p>
          </table:table-cell>
          <table:table-cell office:value-type="float" office:value="1016" table:style-name="ce1">
            <text:p>1016</text:p>
          </table:table-cell>
          <table:table-cell office:value-type="float" office:value="1.968429206863E-5" table:style-name="ce2">
            <text:p>1.97E-05</text:p>
          </table:table-cell>
          <table:table-cell office:value-type="float" office:value="1.7200658321379999E-5" table:style-name="ce2">
            <text:p>1.72E-05</text:p>
          </table:table-cell>
          <table:table-cell office:value-type="float" office:value="2.239598870277E-5" table:style-name="ce2">
            <text:p>2.24E-05</text:p>
          </table:table-cell>
          <table:table-cell office:value-type="float" office:value="9.8890291162830003E-4" table:style-name="ce2">
            <text:p>9.89E-04</text:p>
          </table:table-cell>
          <table:table-cell office:value-type="float" office:value="7.2152254318000005E-4" table:style-name="ce2">
            <text:p>7.22E-04</text:p>
          </table:table-cell>
          <table:table-cell office:value-type="float" office:value="1.246042118237E-3" table:style-name="ce2">
            <text:p>1.25E-03</text:p>
          </table:table-cell>
          <table:table-cell office:value-type="float" office:value="3.1071214156359998E-5" table:style-name="ce2">
            <text:p>3.11E-05</text:p>
          </table:table-cell>
          <table:table-cell office:value-type="float" office:value="3.0528457878870002E-5" table:style-name="ce2">
            <text:p>3.05E-05</text:p>
          </table:table-cell>
          <table:table-cell office:value-type="float" office:value="3.137533756417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53001490896019998" table:style-name="ce2">
            <text:p>5.30E-01</text:p>
          </table:table-cell>
          <table:table-cell office:value-type="float" office:value="643" table:style-name="ce1">
            <text:p>643</text:p>
          </table:table-cell>
          <table:table-cell office:value-type="float" office:value="3.1101243653370001E-5" table:style-name="ce2">
            <text:p>3.11E-05</text:p>
          </table:table-cell>
          <table:table-cell office:value-type="float" office:value="3.059954537301E-5" table:style-name="ce2">
            <text:p>3.06E-05</text:p>
          </table:table-cell>
          <table:table-cell office:value-type="float" office:value="3.1374647855690001E-5" table:style-name="ce2">
            <text:p>3.14E-05</text:p>
          </table:table-cell>
          <table:table-cell office:value-type="float" office:value="1.064335321118E-3" table:style-name="ce2">
            <text:p>1.06E-03</text:p>
          </table:table-cell>
          <table:table-cell office:value-type="float" office:value="7.2311985216589995E-4" table:style-name="ce2">
            <text:p>7.23E-04</text:p>
          </table:table-cell>
          <table:table-cell office:value-type="float" office:value="1.500156824866E-3" table:style-name="ce2">
            <text:p>1.50E-03</text:p>
          </table:table-cell>
          <table:table-cell office:value-type="float" office:value="3.1101243653370001E-5" table:style-name="ce2">
            <text:p>3.11E-05</text:p>
          </table:table-cell>
          <table:table-cell office:value-type="float" office:value="3.059954537301E-5" table:style-name="ce2">
            <text:p>3.06E-05</text:p>
          </table:table-cell>
          <table:table-cell office:value-type="float" office:value="3.1374647855690001E-5" table:style-name="ce2">
            <text:p>3.14E-05</text:p>
          </table:table-cell>
          <table:table-cell table:style-name="ce1"/>
          <table:table-cell office:value-type="float" office:value="0.53001469817510005" table:style-name="ce2">
            <text:p>5.30E-01</text:p>
          </table:table-cell>
          <table:table-cell office:value-type="float" office:value="1384" table:style-name="ce1">
            <text:p>1384</text:p>
          </table:table-cell>
          <table:table-cell office:value-type="float" office:value="1.4443790271789999E-5" table:style-name="ce2">
            <text:p>1.44E-05</text:p>
          </table:table-cell>
          <table:table-cell office:value-type="float" office:value="1.200184106827E-5" table:style-name="ce2">
            <text:p>1.20E-05</text:p>
          </table:table-cell>
          <table:table-cell office:value-type="float" office:value="1.7196179628369998E-5" table:style-name="ce2">
            <text:p>1.72E-05</text:p>
          </table:table-cell>
          <table:table-cell office:value-type="float" office:value="1.0738183689870001E-3" table:style-name="ce2">
            <text:p>1.07E-03</text:p>
          </table:table-cell>
          <table:table-cell office:value-type="float" office:value="8.6828257285270001E-4" table:style-name="ce2">
            <text:p>8.68E-04</text:p>
          </table:table-cell>
          <table:table-cell office:value-type="float" office:value="1.3724375093110001E-3" table:style-name="ce2">
            <text:p>1.37E-03</text:p>
          </table:table-cell>
          <table:table-cell office:value-type="float" office:value="3.1041593927140003E-5" table:style-name="ce2">
            <text:p>3.10E-05</text:p>
          </table:table-cell>
          <table:table-cell office:value-type="float" office:value="3.0406728040989999E-5" table:style-name="ce2">
            <text:p>3.04E-05</text:p>
          </table:table-cell>
          <table:table-cell office:value-type="float" office:value="3.137934648712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55001300862930003" table:style-name="ce2">
            <text:p>5.50E-01</text:p>
          </table:table-cell>
          <table:table-cell office:value-type="float" office:value="642" table:style-name="ce1">
            <text:p>642</text:p>
          </table:table-cell>
          <table:table-cell office:value-type="float" office:value="3.1139636604419998E-5" table:style-name="ce2">
            <text:p>3.11E-05</text:p>
          </table:table-cell>
          <table:table-cell office:value-type="float" office:value="3.0322334016969999E-5" table:style-name="ce2">
            <text:p>3.03E-05</text:p>
          </table:table-cell>
          <table:table-cell office:value-type="float" office:value="3.1384903255529999E-5" table:style-name="ce2">
            <text:p>3.14E-05</text:p>
          </table:table-cell>
          <table:table-cell office:value-type="float" office:value="9.9099789961020011E-4" table:style-name="ce2">
            <text:p>9.91E-04</text:p>
          </table:table-cell>
          <table:table-cell office:value-type="float" office:value="7.5645864884540004E-4" table:style-name="ce2">
            <text:p>7.56E-04</text:p>
          </table:table-cell>
          <table:table-cell office:value-type="float" office:value="1.3178361856789999E-3" table:style-name="ce2">
            <text:p>1.32E-03</text:p>
          </table:table-cell>
          <table:table-cell office:value-type="float" office:value="3.1139636604419998E-5" table:style-name="ce2">
            <text:p>3.11E-05</text:p>
          </table:table-cell>
          <table:table-cell office:value-type="float" office:value="3.0322334016969999E-5" table:style-name="ce2">
            <text:p>3.03E-05</text:p>
          </table:table-cell>
          <table:table-cell office:value-type="float" office:value="3.1384903255529999E-5" table:style-name="ce2">
            <text:p>3.14E-05</text:p>
          </table:table-cell>
          <table:table-cell table:style-name="ce1"/>
          <table:table-cell office:value-type="float" office:value="0.55000490391129997" table:style-name="ce2">
            <text:p>5.50E-01</text:p>
          </table:table-cell>
          <table:table-cell office:value-type="float" office:value="1667" table:style-name="ce1">
            <text:p>1667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127023831008E-3" table:style-name="ce2">
            <text:p>1.13E-03</text:p>
          </table:table-cell>
          <table:table-cell office:value-type="float" office:value="8.9736149602990005E-4" table:style-name="ce2">
            <text:p>8.97E-04</text:p>
          </table:table-cell>
          <table:table-cell office:value-type="float" office:value="1.448526399095E-3" table:style-name="ce2">
            <text:p>1.45E-03</text:p>
          </table:table-cell>
          <table:table-cell office:value-type="float" office:value="3.1108149713200002E-5" table:style-name="ce2">
            <text:p>3.11E-05</text:p>
          </table:table-cell>
          <table:table-cell office:value-type="float" office:value="3.0407400292749999E-5" table:style-name="ce2">
            <text:p>3.04E-05</text:p>
          </table:table-cell>
          <table:table-cell office:value-type="float" office:value="3.138010890007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5700046553293" table:style-name="ce2">
            <text:p>5.70E-01</text:p>
          </table:table-cell>
          <table:table-cell office:value-type="float" office:value="642" table:style-name="ce1">
            <text:p>642</text:p>
          </table:table-cell>
          <table:table-cell office:value-type="float" office:value="3.1179643735719997E-5" table:style-name="ce2">
            <text:p>3.12E-05</text:p>
          </table:table-cell>
          <table:table-cell office:value-type="float" office:value="3.0390277088230001E-5" table:style-name="ce2">
            <text:p>3.04E-05</text:p>
          </table:table-cell>
          <table:table-cell office:value-type="float" office:value="3.1345669599839997E-5" table:style-name="ce2">
            <text:p>3.13E-05</text:p>
          </table:table-cell>
          <table:table-cell office:value-type="float" office:value="1.168943657255E-3" table:style-name="ce2">
            <text:p>1.17E-03</text:p>
          </table:table-cell>
          <table:table-cell office:value-type="float" office:value="8.0326387727429999E-4" table:style-name="ce2">
            <text:p>8.03E-04</text:p>
          </table:table-cell>
          <table:table-cell office:value-type="float" office:value="1.533572041669E-3" table:style-name="ce2">
            <text:p>1.53E-03</text:p>
          </table:table-cell>
          <table:table-cell office:value-type="float" office:value="3.1179643735719997E-5" table:style-name="ce2">
            <text:p>3.12E-05</text:p>
          </table:table-cell>
          <table:table-cell office:value-type="float" office:value="3.0390277088230001E-5" table:style-name="ce2">
            <text:p>3.04E-05</text:p>
          </table:table-cell>
          <table:table-cell office:value-type="float" office:value="3.1345669599839997E-5" table:style-name="ce2">
            <text:p>3.13E-05</text:p>
          </table:table-cell>
          <table:table-cell table:style-name="ce1"/>
          <table:table-cell office:value-type="float" office:value="0.57000890391129999" table:style-name="ce2">
            <text:p>5.70E-01</text:p>
          </table:table-cell>
          <table:table-cell office:value-type="float" office:value="1666" table:style-name="ce1">
            <text:p>1666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138616658248E-3" table:style-name="ce2">
            <text:p>1.14E-03</text:p>
          </table:table-cell>
          <table:table-cell office:value-type="float" office:value="8.9512763892069999E-4" table:style-name="ce2">
            <text:p>8.95E-04</text:p>
          </table:table-cell>
          <table:table-cell office:value-type="float" office:value="1.4282307121490001E-3" table:style-name="ce2">
            <text:p>1.43E-03</text:p>
          </table:table-cell>
          <table:table-cell office:value-type="float" office:value="3.1214141801059999E-5" table:style-name="ce2">
            <text:p>3.12E-05</text:p>
          </table:table-cell>
          <table:table-cell office:value-type="float" office:value="3.0602409243550001E-5" table:style-name="ce2">
            <text:p>3.06E-05</text:p>
          </table:table-cell>
          <table:table-cell office:value-type="float" office:value="3.1359283262259998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5900219866077" table:style-name="ce2">
            <text:p>5.90E-01</text:p>
          </table:table-cell>
          <table:table-cell office:value-type="float" office:value="640" table:style-name="ce1">
            <text:p>640</text:p>
          </table:table-cell>
          <table:table-cell office:value-type="float" office:value="3.1244142828809998E-5" table:style-name="ce2">
            <text:p>3.12E-05</text:p>
          </table:table-cell>
          <table:table-cell office:value-type="float" office:value="3.096648989664E-5" table:style-name="ce2">
            <text:p>3.10E-05</text:p>
          </table:table-cell>
          <table:table-cell office:value-type="float" office:value="3.1377782974700003E-5" table:style-name="ce2">
            <text:p>3.14E-05</text:p>
          </table:table-cell>
          <table:table-cell office:value-type="float" office:value="1.243503090659E-3" table:style-name="ce2">
            <text:p>1.24E-03</text:p>
          </table:table-cell>
          <table:table-cell office:value-type="float" office:value="9.4400293744419995E-4" table:style-name="ce2">
            <text:p>9.44E-04</text:p>
          </table:table-cell>
          <table:table-cell office:value-type="float" office:value="1.584541357268E-3" table:style-name="ce2">
            <text:p>1.58E-03</text:p>
          </table:table-cell>
          <table:table-cell office:value-type="float" office:value="3.1244142828809998E-5" table:style-name="ce2">
            <text:p>3.12E-05</text:p>
          </table:table-cell>
          <table:table-cell office:value-type="float" office:value="3.096648989664E-5" table:style-name="ce2">
            <text:p>3.10E-05</text:p>
          </table:table-cell>
          <table:table-cell office:value-type="float" office:value="3.1377782974700003E-5" table:style-name="ce2">
            <text:p>3.14E-05</text:p>
          </table:table-cell>
          <table:table-cell table:style-name="ce1"/>
          <table:table-cell office:value-type="float" office:value="0.5900009039113" table:style-name="ce2">
            <text:p>5.90E-01</text:p>
          </table:table-cell>
          <table:table-cell office:value-type="float" office:value="1667" table:style-name="ce1">
            <text:p>1667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1345025517290001E-3" table:style-name="ce2">
            <text:p>1.13E-03</text:p>
          </table:table-cell>
          <table:table-cell office:value-type="float" office:value="7.9743421873080004E-4" table:style-name="ce2">
            <text:p>7.97E-04</text:p>
          </table:table-cell>
          <table:table-cell office:value-type="float" office:value="1.288699394339E-3" table:style-name="ce2">
            <text:p>1.29E-03</text:p>
          </table:table-cell>
          <table:table-cell office:value-type="float" office:value="3.1170641397200002E-5" table:style-name="ce2">
            <text:p>3.12E-05</text:p>
          </table:table-cell>
          <table:table-cell office:value-type="float" office:value="3.0708467007020001E-5" table:style-name="ce2">
            <text:p>3.07E-05</text:p>
          </table:table-cell>
          <table:table-cell office:value-type="float" office:value="3.1358907452419997E-5" table:style-name="ce2">
            <text:p>3.14E-05</text:p>
          </table:table-cell>
          <table:table-cell table:number-columns-repeated="16361"/>
        </table:table-row>
        <table:table-row table:style-name="ro1">
          <table:table-cell office:value-type="float" office:value="0.61001823801809996" table:style-name="ce2">
            <text:p>6.10E-01</text:p>
          </table:table-cell>
          <table:table-cell office:value-type="float" office:value="643" table:style-name="ce1">
            <text:p>643</text:p>
          </table:table-cell>
          <table:table-cell office:value-type="float" office:value="3.1116723371139998E-5" table:style-name="ce2">
            <text:p>3.11E-05</text:p>
          </table:table-cell>
          <table:table-cell office:value-type="float" office:value="3.0736195096530001E-5" table:style-name="ce2">
            <text:p>3.07E-05</text:p>
          </table:table-cell>
          <table:table-cell office:value-type="float" office:value="3.1358085263810003E-5" table:style-name="ce2">
            <text:p>3.14E-05</text:p>
          </table:table-cell>
          <table:table-cell office:value-type="float" office:value="1.3262800991630001E-3" table:style-name="ce2">
            <text:p>1.33E-03</text:p>
          </table:table-cell>
          <table:table-cell office:value-type="float" office:value="1.090082659281E-3" table:style-name="ce2">
            <text:p>1.09E-03</text:p>
          </table:table-cell>
          <table:table-cell office:value-type="float" office:value="1.697179430474E-3" table:style-name="ce2">
            <text:p>1.70E-03</text:p>
          </table:table-cell>
          <table:table-cell office:value-type="float" office:value="3.1116723371139998E-5" table:style-name="ce2">
            <text:p>3.11E-05</text:p>
          </table:table-cell>
          <table:table-cell office:value-type="float" office:value="3.0736195096530001E-5" table:style-name="ce2">
            <text:p>3.07E-05</text:p>
          </table:table-cell>
          <table:table-cell office:value-type="float" office:value="3.1358085263810003E-5" table:style-name="ce2">
            <text:p>3.14E-05</text:p>
          </table:table-cell>
          <table:table-cell table:style-name="ce1"/>
          <table:table-cell office:value-type="float" office:value="0.61000490391140005" table:style-name="ce2">
            <text:p>6.10E-01</text:p>
          </table:table-cell>
          <table:table-cell office:value-type="float" office:value="1667" table:style-name="ce1">
            <text:p>1667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1669541998509999E-3" table:style-name="ce2">
            <text:p>1.17E-03</text:p>
          </table:table-cell>
          <table:table-cell office:value-type="float" office:value="7.9208398445839996E-4" table:style-name="ce2">
            <text:p>7.92E-04</text:p>
          </table:table-cell>
          <table:table-cell office:value-type="float" office:value="1.6008335505909999E-3" table:style-name="ce2">
            <text:p>1.60E-03</text:p>
          </table:table-cell>
          <table:table-cell office:value-type="float" office:value="3.1213383744269997E-5" table:style-name="ce2">
            <text:p>3.12E-05</text:p>
          </table:table-cell>
          <table:table-cell office:value-type="float" office:value="3.1104882482149997E-5" table:style-name="ce2">
            <text:p>3.11E-05</text:p>
          </table:table-cell>
          <table:table-cell office:value-type="float" office:value="3.1339625474219997E-5" table:style-name="ce2">
            <text:p>3.13E-05</text:p>
          </table:table-cell>
          <table:table-cell table:number-columns-repeated="16361"/>
        </table:table-row>
        <table:table-row table:style-name="ro1">
          <table:table-cell office:value-type="float" office:value="0.6300262911458" table:style-name="ce2">
            <text:p>6.30E-01</text:p>
          </table:table-cell>
          <table:table-cell office:value-type="float" office:value="643" table:style-name="ce1">
            <text:p>643</text:p>
          </table:table-cell>
          <table:table-cell office:value-type="float" office:value="3.1082896948779998E-5" table:style-name="ce2">
            <text:p>3.11E-05</text:p>
          </table:table-cell>
          <table:table-cell office:value-type="float" office:value="3.0460743715269998E-5" table:style-name="ce2">
            <text:p>3.05E-05</text:p>
          </table:table-cell>
          <table:table-cell office:value-type="float" office:value="3.1326357472910002E-5" table:style-name="ce2">
            <text:p>3.13E-05</text:p>
          </table:table-cell>
          <table:table-cell office:value-type="float" office:value="1.2356938660970001E-3" table:style-name="ce2">
            <text:p>1.24E-03</text:p>
          </table:table-cell>
          <table:table-cell office:value-type="float" office:value="9.8126985739050007E-4" table:style-name="ce2">
            <text:p>9.81E-04</text:p>
          </table:table-cell>
          <table:table-cell office:value-type="float" office:value="1.530493538487E-3" table:style-name="ce2">
            <text:p>1.53E-03</text:p>
          </table:table-cell>
          <table:table-cell office:value-type="float" office:value="3.1082896948779998E-5" table:style-name="ce2">
            <text:p>3.11E-05</text:p>
          </table:table-cell>
          <table:table-cell office:value-type="float" office:value="3.0460743715269998E-5" table:style-name="ce2">
            <text:p>3.05E-05</text:p>
          </table:table-cell>
          <table:table-cell office:value-type="float" office:value="3.1326357472910002E-5" table:style-name="ce2">
            <text:p>3.13E-05</text:p>
          </table:table-cell>
          <table:table-cell table:style-name="ce1"/>
          <table:table-cell office:value-type="float" office:value="0.63000890391139996" table:style-name="ce2">
            <text:p>6.30E-01</text:p>
          </table:table-cell>
          <table:table-cell office:value-type="float" office:value="1666" table:style-name="ce1">
            <text:p>1666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154013610775E-3" table:style-name="ce2">
            <text:p>1.15E-03</text:p>
          </table:table-cell>
          <table:table-cell office:value-type="float" office:value="8.1166520420540003E-4" table:style-name="ce2">
            <text:p>8.12E-04</text:p>
          </table:table-cell>
          <table:table-cell office:value-type="float" office:value="1.5940486390519999E-3" table:style-name="ce2">
            <text:p>1.59E-03</text:p>
          </table:table-cell>
          <table:table-cell office:value-type="float" office:value="3.1202431614769997E-5" table:style-name="ce2">
            <text:p>3.12E-05</text:p>
          </table:table-cell>
          <table:table-cell office:value-type="float" office:value="3.0976077709499998E-5" table:style-name="ce2">
            <text:p>3.10E-05</text:p>
          </table:table-cell>
          <table:table-cell office:value-type="float" office:value="3.1341120624429997E-5" table:style-name="ce2">
            <text:p>3.13E-05</text:p>
          </table:table-cell>
          <table:table-cell table:number-columns-repeated="16361"/>
        </table:table-row>
        <table:table-row table:style-name="ro1">
          <table:table-cell office:value-type="float" office:value="0.65001259388379995" table:style-name="ce2">
            <text:p>6.50E-01</text:p>
          </table:table-cell>
          <table:table-cell office:value-type="float" office:value="657" table:style-name="ce1">
            <text:p>657</text:p>
          </table:table-cell>
          <table:table-cell office:value-type="float" office:value="3.0444666344669999E-5" table:style-name="ce2">
            <text:p>3.04E-05</text:p>
          </table:table-cell>
          <table:table-cell office:value-type="float" office:value="2.1724141707330001E-5" table:style-name="ce2">
            <text:p>2.17E-05</text:p>
          </table:table-cell>
          <table:table-cell office:value-type="float" office:value="3.1347002118320002E-5" table:style-name="ce2">
            <text:p>3.13E-05</text:p>
          </table:table-cell>
          <table:table-cell office:value-type="float" office:value="1.1182919900569999E-3" table:style-name="ce2">
            <text:p>1.12E-03</text:p>
          </table:table-cell>
          <table:table-cell office:value-type="float" office:value="1.514160955476E-4" table:style-name="ce2">
            <text:p>1.51E-04</text:p>
          </table:table-cell>
          <table:table-cell office:value-type="float" office:value="1.6048492099829999E-3" table:style-name="ce2">
            <text:p>1.60E-03</text:p>
          </table:table-cell>
          <table:table-cell office:value-type="float" office:value="3.0444666344669999E-5" table:style-name="ce2">
            <text:p>3.04E-05</text:p>
          </table:table-cell>
          <table:table-cell office:value-type="float" office:value="2.1724141707330001E-5" table:style-name="ce2">
            <text:p>2.17E-05</text:p>
          </table:table-cell>
          <table:table-cell office:value-type="float" office:value="3.1347002118320002E-5" table:style-name="ce2">
            <text:p>3.13E-05</text:p>
          </table:table-cell>
          <table:table-cell table:style-name="ce1"/>
          <table:table-cell office:value-type="float" office:value="0.65000090391139997" table:style-name="ce2">
            <text:p>6.50E-01</text:p>
          </table:table-cell>
          <table:table-cell office:value-type="float" office:value="1667" table:style-name="ce1">
            <text:p>1667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8.4177715254370004E-4" table:style-name="ce2">
            <text:p>8.42E-04</text:p>
          </table:table-cell>
          <table:table-cell office:value-type="float" office:value="1.9062435784370001E-4" table:style-name="ce2">
            <text:p>1.91E-04</text:p>
          </table:table-cell>
          <table:table-cell office:value-type="float" office:value="1.2724667393110001E-3" table:style-name="ce2">
            <text:p>1.27E-03</text:p>
          </table:table-cell>
          <table:table-cell office:value-type="float" office:value="3.0962157370189999E-5" table:style-name="ce2">
            <text:p>3.10E-05</text:p>
          </table:table-cell>
          <table:table-cell office:value-type="float" office:value="2.6918643501249999E-5" table:style-name="ce2">
            <text:p>2.69E-05</text:p>
          </table:table-cell>
          <table:table-cell office:value-type="float" office:value="3.1335659506120001E-5" table:style-name="ce2">
            <text:p>3.13E-05</text:p>
          </table:table-cell>
          <table:table-cell table:number-columns-repeated="16361"/>
        </table:table-row>
        <table:table-row table:style-name="ro1">
          <table:table-cell office:value-type="float" office:value="0.67001473967229996" table:style-name="ce2">
            <text:p>6.70E-01</text:p>
          </table:table-cell>
          <table:table-cell office:value-type="float" office:value="1099" table:style-name="ce1">
            <text:p>1099</text:p>
          </table:table-cell>
          <table:table-cell office:value-type="float" office:value="1.818688063642E-5" table:style-name="ce2">
            <text:p>1.82E-05</text:p>
          </table:table-cell>
          <table:table-cell office:value-type="float" office:value="1.396845014363E-5" table:style-name="ce2">
            <text:p>1.40E-05</text:p>
          </table:table-cell>
          <table:table-cell office:value-type="float" office:value="2.9139200710340001E-5" table:style-name="ce2">
            <text:p>2.91E-05</text:p>
          </table:table-cell>
          <table:table-cell office:value-type="float" office:value="1.9782808434249999E-4" table:style-name="ce2">
            <text:p>1.98E-04</text:p>
          </table:table-cell>
          <table:table-cell office:value-type="float" office:value="1.4895621713980001E-4" table:style-name="ce2">
            <text:p>1.49E-04</text:p>
          </table:table-cell>
          <table:table-cell office:value-type="float" office:value="2.5261410128020001E-4" table:style-name="ce2">
            <text:p>2.53E-04</text:p>
          </table:table-cell>
          <table:table-cell office:value-type="float" office:value="1.818688063642E-5" table:style-name="ce2">
            <text:p>1.82E-05</text:p>
          </table:table-cell>
          <table:table-cell office:value-type="float" office:value="1.396845014363E-5" table:style-name="ce2">
            <text:p>1.40E-05</text:p>
          </table:table-cell>
          <table:table-cell office:value-type="float" office:value="2.9139200710340001E-5" table:style-name="ce2">
            <text:p>2.91E-05</text:p>
          </table:table-cell>
          <table:table-cell table:style-name="ce1"/>
          <table:table-cell office:value-type="float" office:value="0.6700049039114" table:style-name="ce2">
            <text:p>6.70E-01</text:p>
          </table:table-cell>
          <table:table-cell office:value-type="float" office:value="1667" table:style-name="ce1">
            <text:p>1667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2.0017233635319999E-4" table:style-name="ce2">
            <text:p>2.00E-04</text:p>
          </table:table-cell>
          <table:table-cell office:value-type="float" office:value="1.4007645881590001E-4" table:style-name="ce2">
            <text:p>1.40E-04</text:p>
          </table:table-cell>
          <table:table-cell office:value-type="float" office:value="2.8779518556770002E-4" table:style-name="ce2">
            <text:p>2.88E-04</text:p>
          </table:table-cell>
          <table:table-cell office:value-type="float" office:value="1.875077131114E-5" table:style-name="ce2">
            <text:p>1.88E-05</text:p>
          </table:table-cell>
          <table:table-cell office:value-type="float" office:value="1.4644863049510001E-5" table:style-name="ce2">
            <text:p>1.46E-05</text:p>
          </table:table-cell>
          <table:table-cell office:value-type="float" office:value="2.7829746506929999E-5" table:style-name="ce2">
            <text:p>2.78E-05</text:p>
          </table:table-cell>
          <table:table-cell table:number-columns-repeated="16361"/>
        </table:table-row>
        <table:table-row table:style-name="ro1">
          <table:table-cell office:value-type="float" office:value="0.69000212149170004" table:style-name="ce2">
            <text:p>6.90E-01</text:p>
          </table:table-cell>
          <table:table-cell office:value-type="float" office:value="1182" table:style-name="ce1">
            <text:p>1182</text:p>
          </table:table-cell>
          <table:table-cell office:value-type="float" office:value="1.6931140326299999E-5" table:style-name="ce2">
            <text:p>1.69E-05</text:p>
          </table:table-cell>
          <table:table-cell office:value-type="float" office:value="1.433556009535E-5" table:style-name="ce2">
            <text:p>1.43E-05</text:p>
          </table:table-cell>
          <table:table-cell office:value-type="float" office:value="1.8653972193709999E-5" table:style-name="ce2">
            <text:p>1.87E-05</text:p>
          </table:table-cell>
          <table:table-cell office:value-type="float" office:value="2.3547853961540001E-4" table:style-name="ce2">
            <text:p>2.35E-04</text:p>
          </table:table-cell>
          <table:table-cell office:value-type="float" office:value="1.8237448037050001E-4" table:style-name="ce2">
            <text:p>1.82E-04</text:p>
          </table:table-cell>
          <table:table-cell office:value-type="float" office:value="2.973803680014E-4" table:style-name="ce2">
            <text:p>2.97E-04</text:p>
          </table:table-cell>
          <table:table-cell office:value-type="float" office:value="1.6931140326299999E-5" table:style-name="ce2">
            <text:p>1.69E-05</text:p>
          </table:table-cell>
          <table:table-cell office:value-type="float" office:value="1.433556009535E-5" table:style-name="ce2">
            <text:p>1.43E-05</text:p>
          </table:table-cell>
          <table:table-cell office:value-type="float" office:value="1.8653972193709999E-5" table:style-name="ce2">
            <text:p>1.87E-05</text:p>
          </table:table-cell>
          <table:table-cell table:style-name="ce1"/>
          <table:table-cell office:value-type="float" office:value="0.69000890391140002" table:style-name="ce2">
            <text:p>6.90E-01</text:p>
          </table:table-cell>
          <table:table-cell office:value-type="float" office:value="1666" table:style-name="ce1">
            <text:p>1666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2.2022604584179999E-4" table:style-name="ce2">
            <text:p>2.20E-04</text:p>
          </table:table-cell>
          <table:table-cell office:value-type="float" office:value="1.4287722043219999E-4" table:style-name="ce2">
            <text:p>1.43E-04</text:p>
          </table:table-cell>
          <table:table-cell office:value-type="float" office:value="2.9284962971419997E-4" table:style-name="ce2">
            <text:p>2.93E-04</text:p>
          </table:table-cell>
          <table:table-cell office:value-type="float" office:value="1.7356878608789999E-5" table:style-name="ce2">
            <text:p>1.74E-05</text:p>
          </table:table-cell>
          <table:table-cell office:value-type="float" office:value="1.4308674882389999E-5" table:style-name="ce2">
            <text:p>1.43E-05</text:p>
          </table:table-cell>
          <table:table-cell office:value-type="float" office:value="1.9053661890000002E-5" table:style-name="ce2">
            <text:p>1.91E-05</text:p>
          </table:table-cell>
          <table:table-cell table:number-columns-repeated="16361"/>
        </table:table-row>
        <table:table-row table:style-name="ro1">
          <table:table-cell office:value-type="float" office:value="0.71001472935739995" table:style-name="ce2">
            <text:p>7.10E-01</text:p>
          </table:table-cell>
          <table:table-cell office:value-type="float" office:value="1074" table:style-name="ce1">
            <text:p>1074</text:p>
          </table:table-cell>
          <table:table-cell office:value-type="float" office:value="1.861113292806E-5" table:style-name="ce2">
            <text:p>1.86E-05</text:p>
          </table:table-cell>
          <table:table-cell office:value-type="float" office:value="1.6827045024509999E-5" table:style-name="ce2">
            <text:p>1.68E-05</text:p>
          </table:table-cell>
          <table:table-cell office:value-type="float" office:value="2.017224463682E-5" table:style-name="ce2">
            <text:p>2.02E-05</text:p>
          </table:table-cell>
          <table:table-cell office:value-type="float" office:value="2.7332840939959998E-4" table:style-name="ce2">
            <text:p>2.73E-04</text:p>
          </table:table-cell>
          <table:table-cell office:value-type="float" office:value="2.148741865499E-4" table:style-name="ce2">
            <text:p>2.15E-04</text:p>
          </table:table-cell>
          <table:table-cell office:value-type="float" office:value="3.6336782884719999E-4" table:style-name="ce2">
            <text:p>3.63E-04</text:p>
          </table:table-cell>
          <table:table-cell office:value-type="float" office:value="1.861113292806E-5" table:style-name="ce2">
            <text:p>1.86E-05</text:p>
          </table:table-cell>
          <table:table-cell office:value-type="float" office:value="1.6827045024509999E-5" table:style-name="ce2">
            <text:p>1.68E-05</text:p>
          </table:table-cell>
          <table:table-cell office:value-type="float" office:value="2.017224463682E-5" table:style-name="ce2">
            <text:p>2.02E-05</text:p>
          </table:table-cell>
          <table:table-cell table:style-name="ce1"/>
          <table:table-cell office:value-type="float" office:value="0.71000090391149995" table:style-name="ce2">
            <text:p>7.10E-01</text:p>
          </table:table-cell>
          <table:table-cell office:value-type="float" office:value="1667" table:style-name="ce1">
            <text:p>1667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2.8806341950510001E-4" table:style-name="ce2">
            <text:p>2.88E-04</text:p>
          </table:table-cell>
          <table:table-cell office:value-type="float" office:value="2.3026944396350001E-4" table:style-name="ce2">
            <text:p>2.30E-04</text:p>
          </table:table-cell>
          <table:table-cell office:value-type="float" office:value="3.467041785825E-4" table:style-name="ce2">
            <text:p>3.47E-04</text:p>
          </table:table-cell>
          <table:table-cell office:value-type="float" office:value="1.8252884655780001E-5" table:style-name="ce2">
            <text:p>1.83E-05</text:p>
          </table:table-cell>
          <table:table-cell office:value-type="float" office:value="1.6165484743060001E-5" table:style-name="ce2">
            <text:p>1.62E-05</text:p>
          </table:table-cell>
          <table:table-cell office:value-type="float" office:value="1.985911768703E-5" table:style-name="ce2">
            <text:p>1.99E-05</text:p>
          </table:table-cell>
          <table:table-cell table:number-columns-repeated="16361"/>
        </table:table-row>
        <table:table-row table:style-name="ro1">
          <table:table-cell office:value-type="float" office:value="0.73000308612209996" table:style-name="ce2">
            <text:p>7.30E-01</text:p>
          </table:table-cell>
          <table:table-cell office:value-type="float" office:value="1019" table:style-name="ce1">
            <text:p>1019</text:p>
          </table:table-cell>
          <table:table-cell office:value-type="float" office:value="1.9632802897559999E-5" table:style-name="ce2">
            <text:p>1.96E-05</text:p>
          </table:table-cell>
          <table:table-cell office:value-type="float" office:value="1.7583514282660001E-5" table:style-name="ce2">
            <text:p>1.76E-05</text:p>
          </table:table-cell>
          <table:table-cell office:value-type="float" office:value="2.136800787376E-5" table:style-name="ce2">
            <text:p>2.14E-05</text:p>
          </table:table-cell>
          <table:table-cell office:value-type="float" office:value="3.3408302786410002E-4" table:style-name="ce2">
            <text:p>3.34E-04</text:p>
          </table:table-cell>
          <table:table-cell office:value-type="float" office:value="2.41885636925E-4" table:style-name="ce2">
            <text:p>2.42E-04</text:p>
          </table:table-cell>
          <table:table-cell office:value-type="float" office:value="4.2832026043450002E-4" table:style-name="ce2">
            <text:p>4.28E-04</text:p>
          </table:table-cell>
          <table:table-cell office:value-type="float" office:value="1.9632802897559999E-5" table:style-name="ce2">
            <text:p>1.96E-05</text:p>
          </table:table-cell>
          <table:table-cell office:value-type="float" office:value="1.7583514282660001E-5" table:style-name="ce2">
            <text:p>1.76E-05</text:p>
          </table:table-cell>
          <table:table-cell office:value-type="float" office:value="2.136800787376E-5" table:style-name="ce2">
            <text:p>2.14E-05</text:p>
          </table:table-cell>
          <table:table-cell table:style-name="ce1"/>
          <table:table-cell office:value-type="float" office:value="0.73000490391149997" table:style-name="ce2">
            <text:p>7.30E-01</text:p>
          </table:table-cell>
          <table:table-cell office:value-type="float" office:value="1667" table:style-name="ce1">
            <text:p>1667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1.2E-5" table:style-name="ce2">
            <text:p>1.20E-05</text:p>
          </table:table-cell>
          <table:table-cell office:value-type="float" office:value="3.427492300114E-4" table:style-name="ce2">
            <text:p>3.43E-04</text:p>
          </table:table-cell>
          <table:table-cell office:value-type="float" office:value="2.7546907137630003E-4" table:style-name="ce2">
            <text:p>2.75E-04</text:p>
          </table:table-cell>
          <table:table-cell office:value-type="float" office:value="4.1662571713090002E-4" table:style-name="ce2">
            <text:p>4.17E-04</text:p>
          </table:table-cell>
          <table:table-cell office:value-type="float" office:value="2.0084614386469999E-5" table:style-name="ce2">
            <text:p>2.01E-05</text:p>
          </table:table-cell>
          <table:table-cell office:value-type="float" office:value="1.8985869937110001E-5" table:style-name="ce2">
            <text:p>1.90E-05</text:p>
          </table:table-cell>
          <table:table-cell office:value-type="float" office:value="2.1465887925210001E-5" table:style-name="ce2">
            <text:p>2.15E-05</text:p>
          </table:table-cell>
          <table:table-cell table:number-columns-repeated="16361"/>
        </table:table-row>
        <table:table-row table:style-name="ro1">
          <table:table-cell office:value-type="float" office:value="0.75000891227470001" table:style-name="ce2">
            <text:p>7.50E-01</text:p>
          </table:table-cell>
          <table:table-cell office:value-type="float" office:value="969" table:style-name="ce1">
            <text:p>969</text:p>
          </table:table-cell>
          <table:table-cell office:value-type="float" office:value="2.063812887225E-5" table:style-name="ce2">
            <text:p>2.06E-05</text:p>
          </table:table-cell>
          <table:table-cell office:value-type="float" office:value="1.936784805078E-5" table:style-name="ce2">
            <text:p>1.94E-05</text:p>
          </table:table-cell>
          <table:table-cell office:value-type="float" office:value="2.178363413526E-5" table:style-name="ce2">
            <text:p>2.18E-05</text:p>
          </table:table-cell>
          <table:table-cell office:value-type="float" office:value="4.110369037647E-4" table:style-name="ce2">
            <text:p>4.11E-04</text:p>
          </table:table-cell>
          <table:table-cell office:value-type="float" office:value="3.1193904885830001E-4" table:style-name="ce2">
            <text:p>3.12E-04</text:p>
          </table:table-cell>
          <table:table-cell office:value-type="float" office:value="5.3108515616509999E-4" table:style-name="ce2">
            <text:p>5.31E-04</text:p>
          </table:table-cell>
          <table:table-cell office:value-type="float" office:value="2.063812887225E-5" table:style-name="ce2">
            <text:p>2.06E-05</text:p>
          </table:table-cell>
          <table:table-cell office:value-type="float" office:value="1.936784805078E-5" table:style-name="ce2">
            <text:p>1.94E-05</text:p>
          </table:table-cell>
          <table:table-cell office:value-type="float" office:value="2.178363413526E-5" table:style-name="ce2">
            <text:p>2.18E-05</text:p>
          </table:table-cell>
          <table:table-cell table:style-name="ce1"/>
          <table:table-cell office:value-type="float" office:value="0.75000890391149999" table:style-name="ce2">
            <text:p>7.5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4.2849184364590002E-4" table:style-name="ce2">
            <text:p>4.28E-04</text:p>
          </table:table-cell>
          <table:table-cell office:value-type="float" office:value="3.2927462708869998E-4" table:style-name="ce2">
            <text:p>3.29E-04</text:p>
          </table:table-cell>
          <table:table-cell office:value-type="float" office:value="5.6178651236760005E-4" table:style-name="ce2">
            <text:p>5.62E-04</text:p>
          </table:table-cell>
          <table:table-cell office:value-type="float" office:value="2.1477282890739999E-5" table:style-name="ce2">
            <text:p>2.15E-05</text:p>
          </table:table-cell>
          <table:table-cell office:value-type="float" office:value="2.056017422613E-5" table:style-name="ce2">
            <text:p>2.06E-05</text:p>
          </table:table-cell>
          <table:table-cell office:value-type="float" office:value="2.218451954718E-5" table:style-name="ce2">
            <text:p>2.22E-05</text:p>
          </table:table-cell>
          <table:table-cell table:number-columns-repeated="16361"/>
        </table:table-row>
        <table:table-row table:style-name="ro1">
          <table:table-cell office:value-type="float" office:value="0.77000725915190005" table:style-name="ce2">
            <text:p>7.70E-01</text:p>
          </table:table-cell>
          <table:table-cell office:value-type="float" office:value="950" table:style-name="ce1">
            <text:p>950</text:p>
          </table:table-cell>
          <table:table-cell office:value-type="float" office:value="2.1058885275190001E-5" table:style-name="ce2">
            <text:p>2.11E-05</text:p>
          </table:table-cell>
          <table:table-cell office:value-type="float" office:value="1.988820085655E-5" table:style-name="ce2">
            <text:p>1.99E-05</text:p>
          </table:table-cell>
          <table:table-cell office:value-type="float" office:value="2.2356774115420001E-5" table:style-name="ce2">
            <text:p>2.24E-05</text:p>
          </table:table-cell>
          <table:table-cell office:value-type="float" office:value="5.0509607066580005E-4" table:style-name="ce2">
            <text:p>5.05E-04</text:p>
          </table:table-cell>
          <table:table-cell office:value-type="float" office:value="3.7798538065610002E-4" table:style-name="ce2">
            <text:p>3.78E-04</text:p>
          </table:table-cell>
          <table:table-cell office:value-type="float" office:value="6.3936959948140005E-4" table:style-name="ce2">
            <text:p>6.39E-04</text:p>
          </table:table-cell>
          <table:table-cell office:value-type="float" office:value="2.1058885275190001E-5" table:style-name="ce2">
            <text:p>2.11E-05</text:p>
          </table:table-cell>
          <table:table-cell office:value-type="float" office:value="1.988820085655E-5" table:style-name="ce2">
            <text:p>1.99E-05</text:p>
          </table:table-cell>
          <table:table-cell office:value-type="float" office:value="2.2356774115420001E-5" table:style-name="ce2">
            <text:p>2.24E-05</text:p>
          </table:table-cell>
          <table:table-cell table:style-name="ce1"/>
          <table:table-cell office:value-type="float" office:value="0.77000890391150001" table:style-name="ce2">
            <text:p>7.7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5.57434816607E-4" table:style-name="ce2">
            <text:p>5.57E-04</text:p>
          </table:table-cell>
          <table:table-cell office:value-type="float" office:value="4.1802096949000001E-4" table:style-name="ce2">
            <text:p>4.18E-04</text:p>
          </table:table-cell>
          <table:table-cell office:value-type="float" office:value="7.6255464207510004E-4" table:style-name="ce2">
            <text:p>7.63E-04</text:p>
          </table:table-cell>
          <table:table-cell office:value-type="float" office:value="2.2351485990680001E-5" table:style-name="ce2">
            <text:p>2.24E-05</text:p>
          </table:table-cell>
          <table:table-cell office:value-type="float" office:value="2.1894590476110001E-5" table:style-name="ce2">
            <text:p>2.19E-05</text:p>
          </table:table-cell>
          <table:table-cell office:value-type="float" office:value="2.282289014335E-5" table:style-name="ce2">
            <text:p>2.28E-05</text:p>
          </table:table-cell>
          <table:table-cell table:number-columns-repeated="16361"/>
        </table:table-row>
        <table:table-row table:style-name="ro1">
          <table:table-cell office:value-type="float" office:value="0.79001320016340004" table:style-name="ce2">
            <text:p>7.90E-01</text:p>
          </table:table-cell>
          <table:table-cell office:value-type="float" office:value="931" table:style-name="ce1">
            <text:p>931</text:p>
          </table:table-cell>
          <table:table-cell office:value-type="float" office:value="2.1471762739E-5" table:style-name="ce2">
            <text:p>2.15E-05</text:p>
          </table:table-cell>
          <table:table-cell office:value-type="float" office:value="2.028645429237E-5" table:style-name="ce2">
            <text:p>2.03E-05</text:p>
          </table:table-cell>
          <table:table-cell office:value-type="float" office:value="2.2508262147289999E-5" table:style-name="ce2">
            <text:p>2.25E-05</text:p>
          </table:table-cell>
          <table:table-cell office:value-type="float" office:value="5.7308995363200001E-4" table:style-name="ce2">
            <text:p>5.73E-04</text:p>
          </table:table-cell>
          <table:table-cell office:value-type="float" office:value="4.3838985096379999E-4" table:style-name="ce2">
            <text:p>4.38E-04</text:p>
          </table:table-cell>
          <table:table-cell office:value-type="float" office:value="6.7817552349670003E-4" table:style-name="ce2">
            <text:p>6.78E-04</text:p>
          </table:table-cell>
          <table:table-cell office:value-type="float" office:value="2.1471762739E-5" table:style-name="ce2">
            <text:p>2.15E-05</text:p>
          </table:table-cell>
          <table:table-cell office:value-type="float" office:value="2.028645429237E-5" table:style-name="ce2">
            <text:p>2.03E-05</text:p>
          </table:table-cell>
          <table:table-cell office:value-type="float" office:value="2.2508262147289999E-5" table:style-name="ce2">
            <text:p>2.25E-05</text:p>
          </table:table-cell>
          <table:table-cell table:style-name="ce1"/>
          <table:table-cell office:value-type="float" office:value="0.79000890391150003" table:style-name="ce2">
            <text:p>7.9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5.8098519701129997E-4" table:style-name="ce2">
            <text:p>5.81E-04</text:p>
          </table:table-cell>
          <table:table-cell office:value-type="float" office:value="4.0985653163560002E-4" table:style-name="ce2">
            <text:p>4.10E-04</text:p>
          </table:table-cell>
          <table:table-cell office:value-type="float" office:value="8.1749824913329998E-4" table:style-name="ce2">
            <text:p>8.17E-04</text:p>
          </table:table-cell>
          <table:table-cell office:value-type="float" office:value="2.287311563701E-5" table:style-name="ce2">
            <text:p>2.29E-05</text:p>
          </table:table-cell>
          <table:table-cell office:value-type="float" office:value="2.1716568143320001E-5" table:style-name="ce2">
            <text:p>2.17E-05</text:p>
          </table:table-cell>
          <table:table-cell office:value-type="float" office:value="2.320689550635E-5" table:style-name="ce2">
            <text:p>2.32E-05</text:p>
          </table:table-cell>
          <table:table-cell table:number-columns-repeated="16361"/>
        </table:table-row>
        <table:table-row table:style-name="ro1">
          <table:table-cell office:value-type="float" office:value="0.81000341127340003" table:style-name="ce2">
            <text:p>8.10E-01</text:p>
          </table:table-cell>
          <table:table-cell office:value-type="float" office:value="914" table:style-name="ce1">
            <text:p>914</text:p>
          </table:table-cell>
          <table:table-cell office:value-type="float" office:value="2.188447623117E-5" table:style-name="ce2">
            <text:p>2.19E-05</text:p>
          </table:table-cell>
          <table:table-cell office:value-type="float" office:value="2.098441394385E-5" table:style-name="ce2">
            <text:p>2.10E-05</text:p>
          </table:table-cell>
          <table:table-cell office:value-type="float" office:value="2.299864384756E-5" table:style-name="ce2">
            <text:p>2.30E-05</text:p>
          </table:table-cell>
          <table:table-cell office:value-type="float" office:value="5.7633807464499995E-4" table:style-name="ce2">
            <text:p>5.76E-04</text:p>
          </table:table-cell>
          <table:table-cell office:value-type="float" office:value="4.1808656081679998E-4" table:style-name="ce2">
            <text:p>4.18E-04</text:p>
          </table:table-cell>
          <table:table-cell office:value-type="float" office:value="6.9792693107229996E-4" table:style-name="ce2">
            <text:p>6.98E-04</text:p>
          </table:table-cell>
          <table:table-cell office:value-type="float" office:value="2.188447623117E-5" table:style-name="ce2">
            <text:p>2.19E-05</text:p>
          </table:table-cell>
          <table:table-cell office:value-type="float" office:value="2.098441394385E-5" table:style-name="ce2">
            <text:p>2.10E-05</text:p>
          </table:table-cell>
          <table:table-cell office:value-type="float" office:value="2.299864384756E-5" table:style-name="ce2">
            <text:p>2.30E-05</text:p>
          </table:table-cell>
          <table:table-cell table:style-name="ce1"/>
          <table:table-cell office:value-type="float" office:value="0.81000890391159996" table:style-name="ce2">
            <text:p>8.1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7.1403483432440004E-4" table:style-name="ce2">
            <text:p>7.14E-04</text:p>
          </table:table-cell>
          <table:table-cell office:value-type="float" office:value="5.5905049687079999E-4" table:style-name="ce2">
            <text:p>5.59E-04</text:p>
          </table:table-cell>
          <table:table-cell office:value-type="float" office:value="9.5196961649940003E-4" table:style-name="ce2">
            <text:p>9.52E-04</text:p>
          </table:table-cell>
          <table:table-cell office:value-type="float" office:value="2.326748443801E-5" table:style-name="ce2">
            <text:p>2.33E-05</text:p>
          </table:table-cell>
          <table:table-cell office:value-type="float" office:value="2.2783333519469998E-5" table:style-name="ce2">
            <text:p>2.28E-05</text:p>
          </table:table-cell>
          <table:table-cell office:value-type="float" office:value="2.3706367173159999E-5" table:style-name="ce2">
            <text:p>2.37E-05</text:p>
          </table:table-cell>
          <table:table-cell table:number-columns-repeated="16361"/>
        </table:table-row>
        <table:table-row table:style-name="ro1">
          <table:table-cell office:value-type="float" office:value="0.83000582254870003" table:style-name="ce2">
            <text:p>8.30E-01</text:p>
          </table:table-cell>
          <table:table-cell office:value-type="float" office:value="900" table:style-name="ce1">
            <text:p>900</text:p>
          </table:table-cell>
          <table:table-cell office:value-type="float" office:value="2.2236518243669999E-5" table:style-name="ce2">
            <text:p>2.22E-05</text:p>
          </table:table-cell>
          <table:table-cell office:value-type="float" office:value="2.1339732393239998E-5" table:style-name="ce2">
            <text:p>2.13E-05</text:p>
          </table:table-cell>
          <table:table-cell office:value-type="float" office:value="2.3368241881610001E-5" table:style-name="ce2">
            <text:p>2.34E-05</text:p>
          </table:table-cell>
          <table:table-cell office:value-type="float" office:value="6.2142242964619997E-4" table:style-name="ce2">
            <text:p>6.21E-04</text:p>
          </table:table-cell>
          <table:table-cell office:value-type="float" office:value="4.4786954044910001E-4" table:style-name="ce2">
            <text:p>4.48E-04</text:p>
          </table:table-cell>
          <table:table-cell office:value-type="float" office:value="7.066739665793E-4" table:style-name="ce2">
            <text:p>7.07E-04</text:p>
          </table:table-cell>
          <table:table-cell office:value-type="float" office:value="2.2236518243669999E-5" table:style-name="ce2">
            <text:p>2.22E-05</text:p>
          </table:table-cell>
          <table:table-cell office:value-type="float" office:value="2.1339732393239998E-5" table:style-name="ce2">
            <text:p>2.13E-05</text:p>
          </table:table-cell>
          <table:table-cell office:value-type="float" office:value="2.3368241881610001E-5" table:style-name="ce2">
            <text:p>2.34E-05</text:p>
          </table:table-cell>
          <table:table-cell table:style-name="ce1"/>
          <table:table-cell office:value-type="float" office:value="0.83000890391159998" table:style-name="ce2">
            <text:p>8.3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7.6694130345010005E-4" table:style-name="ce2">
            <text:p>7.67E-04</text:p>
          </table:table-cell>
          <table:table-cell office:value-type="float" office:value="5.5241019270960005E-4" table:style-name="ce2">
            <text:p>5.52E-04</text:p>
          </table:table-cell>
          <table:table-cell office:value-type="float" office:value="9.9844927502079996E-4" table:style-name="ce2">
            <text:p>9.98E-04</text:p>
          </table:table-cell>
          <table:table-cell office:value-type="float" office:value="2.3686122126200002E-5" table:style-name="ce2">
            <text:p>2.37E-05</text:p>
          </table:table-cell>
          <table:table-cell office:value-type="float" office:value="2.3166464068749999E-5" table:style-name="ce2">
            <text:p>2.32E-05</text:p>
          </table:table-cell>
          <table:table-cell office:value-type="float" office:value="2.4090020465640001E-5" table:style-name="ce2">
            <text:p>2.41E-05</text:p>
          </table:table-cell>
          <table:table-cell table:number-columns-repeated="16361"/>
        </table:table-row>
        <table:table-row table:style-name="ro1">
          <table:table-cell office:value-type="float" office:value="0.85001868896800004" table:style-name="ce2">
            <text:p>8.50E-01</text:p>
          </table:table-cell>
          <table:table-cell office:value-type="float" office:value="881" table:style-name="ce1">
            <text:p>881</text:p>
          </table:table-cell>
          <table:table-cell office:value-type="float" office:value="2.2696067773999999E-5" table:style-name="ce2">
            <text:p>2.27E-05</text:p>
          </table:table-cell>
          <table:table-cell office:value-type="float" office:value="2.1691790503870001E-5" table:style-name="ce2">
            <text:p>2.17E-05</text:p>
          </table:table-cell>
          <table:table-cell office:value-type="float" office:value="2.3795205151390001E-5" table:style-name="ce2">
            <text:p>2.38E-05</text:p>
          </table:table-cell>
          <table:table-cell office:value-type="float" office:value="6.4351381974459996E-4" table:style-name="ce2">
            <text:p>6.44E-04</text:p>
          </table:table-cell>
          <table:table-cell office:value-type="float" office:value="4.4964128900469997E-4" table:style-name="ce2">
            <text:p>4.50E-04</text:p>
          </table:table-cell>
          <table:table-cell office:value-type="float" office:value="7.1553496116039995E-4" table:style-name="ce2">
            <text:p>7.16E-04</text:p>
          </table:table-cell>
          <table:table-cell office:value-type="float" office:value="2.2696067773999999E-5" table:style-name="ce2">
            <text:p>2.27E-05</text:p>
          </table:table-cell>
          <table:table-cell office:value-type="float" office:value="2.1691790503870001E-5" table:style-name="ce2">
            <text:p>2.17E-05</text:p>
          </table:table-cell>
          <table:table-cell office:value-type="float" office:value="2.3795205151390001E-5" table:style-name="ce2">
            <text:p>2.38E-05</text:p>
          </table:table-cell>
          <table:table-cell table:style-name="ce1"/>
          <table:table-cell office:value-type="float" office:value="0.8500089039116" table:style-name="ce2">
            <text:p>8.5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8.4893128190110005E-4" table:style-name="ce2">
            <text:p>8.49E-04</text:p>
          </table:table-cell>
          <table:table-cell office:value-type="float" office:value="6.6015061652250002E-4" table:style-name="ce2">
            <text:p>6.60E-04</text:p>
          </table:table-cell>
          <table:table-cell office:value-type="float" office:value="1.055868618702E-3" table:style-name="ce2">
            <text:p>1.06E-03</text:p>
          </table:table-cell>
          <table:table-cell office:value-type="float" office:value="2.402715900299E-5" table:style-name="ce2">
            <text:p>2.40E-05</text:p>
          </table:table-cell>
          <table:table-cell office:value-type="float" office:value="2.3570145220669999E-5" table:style-name="ce2">
            <text:p>2.36E-05</text:p>
          </table:table-cell>
          <table:table-cell office:value-type="float" office:value="2.4401504239779999E-5" table:style-name="ce2">
            <text:p>2.44E-05</text:p>
          </table:table-cell>
          <table:table-cell table:number-columns-repeated="16361"/>
        </table:table-row>
        <table:table-row table:style-name="ro1">
          <table:table-cell office:value-type="float" office:value="0.87001392467689997" table:style-name="ce2">
            <text:p>8.70E-01</text:p>
          </table:table-cell>
          <table:table-cell office:value-type="float" office:value="865" table:style-name="ce1">
            <text:p>865</text:p>
          </table:table-cell>
          <table:table-cell office:value-type="float" office:value="2.3115704821600001E-5" table:style-name="ce2">
            <text:p>2.31E-05</text:p>
          </table:table-cell>
          <table:table-cell office:value-type="float" office:value="2.2332676482810001E-5" table:style-name="ce2">
            <text:p>2.23E-05</text:p>
          </table:table-cell>
          <table:table-cell office:value-type="float" office:value="2.427034097864E-5" table:style-name="ce2">
            <text:p>2.43E-05</text:p>
          </table:table-cell>
          <table:table-cell office:value-type="float" office:value="6.6851334558880001E-4" table:style-name="ce2">
            <text:p>6.69E-04</text:p>
          </table:table-cell>
          <table:table-cell office:value-type="float" office:value="4.6883655598540001E-4" table:style-name="ce2">
            <text:p>4.69E-04</text:p>
          </table:table-cell>
          <table:table-cell office:value-type="float" office:value="7.2015468913820004E-4" table:style-name="ce2">
            <text:p>7.20E-04</text:p>
          </table:table-cell>
          <table:table-cell office:value-type="float" office:value="2.3115704821600001E-5" table:style-name="ce2">
            <text:p>2.31E-05</text:p>
          </table:table-cell>
          <table:table-cell office:value-type="float" office:value="2.2332676482810001E-5" table:style-name="ce2">
            <text:p>2.23E-05</text:p>
          </table:table-cell>
          <table:table-cell office:value-type="float" office:value="2.427034097864E-5" table:style-name="ce2">
            <text:p>2.43E-05</text:p>
          </table:table-cell>
          <table:table-cell table:style-name="ce1"/>
          <table:table-cell office:value-type="float" office:value="0.87000890391160002" table:style-name="ce2">
            <text:p>8.7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7.6789079602540002E-4" table:style-name="ce2">
            <text:p>7.68E-04</text:p>
          </table:table-cell>
          <table:table-cell office:value-type="float" office:value="5.6375282385280005E-4" table:style-name="ce2">
            <text:p>5.64E-04</text:p>
          </table:table-cell>
          <table:table-cell office:value-type="float" office:value="1.0787653922769999E-3" table:style-name="ce2">
            <text:p>1.08E-03</text:p>
          </table:table-cell>
          <table:table-cell office:value-type="float" office:value="2.4606313466139999E-5" table:style-name="ce2">
            <text:p>2.46E-05</text:p>
          </table:table-cell>
          <table:table-cell office:value-type="float" office:value="2.414171989085E-5" table:style-name="ce2">
            <text:p>2.41E-05</text:p>
          </table:table-cell>
          <table:table-cell office:value-type="float" office:value="2.4902677270009999E-5" table:style-name="ce2">
            <text:p>2.49E-05</text:p>
          </table:table-cell>
          <table:table-cell table:number-columns-repeated="16361"/>
        </table:table-row>
        <table:table-row table:style-name="ro1">
          <table:table-cell office:value-type="float" office:value="0.89000900934750005" table:style-name="ce2">
            <text:p>8.90E-01</text:p>
          </table:table-cell>
          <table:table-cell office:value-type="float" office:value="850" table:style-name="ce1">
            <text:p>850</text:p>
          </table:table-cell>
          <table:table-cell office:value-type="float" office:value="2.3523248518069999E-5" table:style-name="ce2">
            <text:p>2.35E-05</text:p>
          </table:table-cell>
          <table:table-cell office:value-type="float" office:value="2.275630232869E-5" table:style-name="ce2">
            <text:p>2.28E-05</text:p>
          </table:table-cell>
          <table:table-cell office:value-type="float" office:value="2.4617326521900001E-5" table:style-name="ce2">
            <text:p>2.46E-05</text:p>
          </table:table-cell>
          <table:table-cell office:value-type="float" office:value="7.1632427536220001E-4" table:style-name="ce2">
            <text:p>7.16E-04</text:p>
          </table:table-cell>
          <table:table-cell office:value-type="float" office:value="6.665089105989E-4" table:style-name="ce2">
            <text:p>6.67E-04</text:p>
          </table:table-cell>
          <table:table-cell office:value-type="float" office:value="7.2334296157060003E-4" table:style-name="ce2">
            <text:p>7.23E-04</text:p>
          </table:table-cell>
          <table:table-cell office:value-type="float" office:value="2.3523248518069999E-5" table:style-name="ce2">
            <text:p>2.35E-05</text:p>
          </table:table-cell>
          <table:table-cell office:value-type="float" office:value="2.275630232869E-5" table:style-name="ce2">
            <text:p>2.28E-05</text:p>
          </table:table-cell>
          <table:table-cell office:value-type="float" office:value="2.4617326521900001E-5" table:style-name="ce2">
            <text:p>2.46E-05</text:p>
          </table:table-cell>
          <table:table-cell table:style-name="ce1"/>
          <table:table-cell office:value-type="float" office:value="0.89000890391160004" table:style-name="ce2">
            <text:p>8.9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9.3752662027850005E-4" table:style-name="ce2">
            <text:p>9.38E-04</text:p>
          </table:table-cell>
          <table:table-cell office:value-type="float" office:value="6.8149592021690003E-4" table:style-name="ce2">
            <text:p>6.81E-04</text:p>
          </table:table-cell>
          <table:table-cell office:value-type="float" office:value="1.137309617808E-3" table:style-name="ce2">
            <text:p>1.14E-03</text:p>
          </table:table-cell>
          <table:table-cell office:value-type="float" office:value="2.5052783573169999E-5" table:style-name="ce2">
            <text:p>2.51E-05</text:p>
          </table:table-cell>
          <table:table-cell office:value-type="float" office:value="2.4681873144129999E-5" table:style-name="ce2">
            <text:p>2.47E-05</text:p>
          </table:table-cell>
          <table:table-cell office:value-type="float" office:value="2.5417130934599999E-5" table:style-name="ce2">
            <text:p>2.54E-05</text:p>
          </table:table-cell>
          <table:table-cell table:number-columns-repeated="16361"/>
        </table:table-row>
        <table:table-row table:style-name="ro1">
          <table:table-cell office:value-type="float" office:value="0.91000377058790005" table:style-name="ce2">
            <text:p>9.10E-01</text:p>
          </table:table-cell>
          <table:table-cell office:value-type="float" office:value="839" table:style-name="ce1">
            <text:p>839</text:p>
          </table:table-cell>
          <table:table-cell office:value-type="float" office:value="2.3854159774670002E-5" table:style-name="ce2">
            <text:p>2.39E-05</text:p>
          </table:table-cell>
          <table:table-cell office:value-type="float" office:value="2.2857760102660001E-5" table:style-name="ce2">
            <text:p>2.29E-05</text:p>
          </table:table-cell>
          <table:table-cell office:value-type="float" office:value="2.5105006767910001E-5" table:style-name="ce2">
            <text:p>2.51E-05</text:p>
          </table:table-cell>
          <table:table-cell office:value-type="float" office:value="7.2015282816319996E-4" table:style-name="ce2">
            <text:p>7.20E-04</text:p>
          </table:table-cell>
          <table:table-cell office:value-type="float" office:value="7.1572984009319999E-4" table:style-name="ce2">
            <text:p>7.16E-04</text:p>
          </table:table-cell>
          <table:table-cell office:value-type="float" office:value="7.2492326716820004E-4" table:style-name="ce2">
            <text:p>7.25E-04</text:p>
          </table:table-cell>
          <table:table-cell office:value-type="float" office:value="2.3854159774670002E-5" table:style-name="ce2">
            <text:p>2.39E-05</text:p>
          </table:table-cell>
          <table:table-cell office:value-type="float" office:value="2.2857760102660001E-5" table:style-name="ce2">
            <text:p>2.29E-05</text:p>
          </table:table-cell>
          <table:table-cell office:value-type="float" office:value="2.5105006767910001E-5" table:style-name="ce2">
            <text:p>2.51E-05</text:p>
          </table:table-cell>
          <table:table-cell table:style-name="ce1"/>
          <table:table-cell office:value-type="float" office:value="0.91000890391169997" table:style-name="ce2">
            <text:p>9.1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9.5654905539239998E-4" table:style-name="ce2">
            <text:p>9.57E-04</text:p>
          </table:table-cell>
          <table:table-cell office:value-type="float" office:value="6.7881790254579999E-4" table:style-name="ce2">
            <text:p>6.79E-04</text:p>
          </table:table-cell>
          <table:table-cell office:value-type="float" office:value="1.1692045670819999E-3" table:style-name="ce2">
            <text:p>1.17E-03</text:p>
          </table:table-cell>
          <table:table-cell office:value-type="float" office:value="2.5504229878010001E-5" table:style-name="ce2">
            <text:p>2.55E-05</text:p>
          </table:table-cell>
          <table:table-cell office:value-type="float" office:value="2.5259777931109999E-5" table:style-name="ce2">
            <text:p>2.53E-05</text:p>
          </table:table-cell>
          <table:table-cell office:value-type="float" office:value="2.5802543180279999E-5" table:style-name="ce2">
            <text:p>2.58E-05</text:p>
          </table:table-cell>
          <table:table-cell table:number-columns-repeated="16361"/>
        </table:table-row>
        <table:table-row table:style-name="ro1">
          <table:table-cell office:value-type="float" office:value="0.93001741063879995" table:style-name="ce2">
            <text:p>9.30E-01</text:p>
          </table:table-cell>
          <table:table-cell office:value-type="float" office:value="823" table:style-name="ce1">
            <text:p>823</text:p>
          </table:table-cell>
          <table:table-cell office:value-type="float" office:value="2.430277496463E-5" table:style-name="ce2">
            <text:p>2.43E-05</text:p>
          </table:table-cell>
          <table:table-cell office:value-type="float" office:value="2.3588249875030001E-5" table:style-name="ce2">
            <text:p>2.36E-05</text:p>
          </table:table-cell>
          <table:table-cell office:value-type="float" office:value="2.544100728977E-5" table:style-name="ce2">
            <text:p>2.54E-05</text:p>
          </table:table-cell>
          <table:table-cell office:value-type="float" office:value="7.2250534471720001E-4" table:style-name="ce2">
            <text:p>7.23E-04</text:p>
          </table:table-cell>
          <table:table-cell office:value-type="float" office:value="7.1833803075829999E-4" table:style-name="ce2">
            <text:p>7.18E-04</text:p>
          </table:table-cell>
          <table:table-cell office:value-type="float" office:value="7.2624895208859999E-4" table:style-name="ce2">
            <text:p>7.26E-04</text:p>
          </table:table-cell>
          <table:table-cell office:value-type="float" office:value="2.430277496463E-5" table:style-name="ce2">
            <text:p>2.43E-05</text:p>
          </table:table-cell>
          <table:table-cell office:value-type="float" office:value="2.3588249875030001E-5" table:style-name="ce2">
            <text:p>2.36E-05</text:p>
          </table:table-cell>
          <table:table-cell office:value-type="float" office:value="2.544100728977E-5" table:style-name="ce2">
            <text:p>2.54E-05</text:p>
          </table:table-cell>
          <table:table-cell table:style-name="ce1"/>
          <table:table-cell office:value-type="float" office:value="0.93000890391169999" table:style-name="ce2">
            <text:p>9.3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9.5277335901020001E-4" table:style-name="ce2">
            <text:p>9.53E-04</text:p>
          </table:table-cell>
          <table:table-cell office:value-type="float" office:value="7.5863742501989997E-4" table:style-name="ce2">
            <text:p>7.59E-04</text:p>
          </table:table-cell>
          <table:table-cell office:value-type="float" office:value="1.249530051646E-3" table:style-name="ce2">
            <text:p>1.25E-03</text:p>
          </table:table-cell>
          <table:table-cell office:value-type="float" office:value="2.6027780412159998E-5" table:style-name="ce2">
            <text:p>2.60E-05</text:p>
          </table:table-cell>
          <table:table-cell office:value-type="float" office:value="2.5580028482230001E-5" table:style-name="ce2">
            <text:p>2.56E-05</text:p>
          </table:table-cell>
          <table:table-cell office:value-type="float" office:value="2.6396491522770001E-5" table:style-name="ce2">
            <text:p>2.64E-05</text:p>
          </table:table-cell>
          <table:table-cell table:number-columns-repeated="16361"/>
        </table:table-row>
        <table:table-row table:style-name="ro1">
          <table:table-cell office:value-type="float" office:value="0.95001859443470005" table:style-name="ce2">
            <text:p>9.50E-01</text:p>
          </table:table-cell>
          <table:table-cell office:value-type="float" office:value="808" table:style-name="ce1">
            <text:p>808</text:p>
          </table:table-cell>
          <table:table-cell office:value-type="float" office:value="2.4742957314829999E-5" table:style-name="ce2">
            <text:p>2.47E-05</text:p>
          </table:table-cell>
          <table:table-cell office:value-type="float" office:value="2.4104369020100001E-5" table:style-name="ce2">
            <text:p>2.41E-05</text:p>
          </table:table-cell>
          <table:table-cell office:value-type="float" office:value="2.6014248493419999E-5" table:style-name="ce2">
            <text:p>2.60E-05</text:p>
          </table:table-cell>
          <table:table-cell office:value-type="float" office:value="7.2271615438010005E-4" table:style-name="ce2">
            <text:p>7.23E-04</text:p>
          </table:table-cell>
          <table:table-cell office:value-type="float" office:value="7.1942099469509996E-4" table:style-name="ce2">
            <text:p>7.19E-04</text:p>
          </table:table-cell>
          <table:table-cell office:value-type="float" office:value="7.2618608611349999E-4" table:style-name="ce2">
            <text:p>7.26E-04</text:p>
          </table:table-cell>
          <table:table-cell office:value-type="float" office:value="2.4742957314829999E-5" table:style-name="ce2">
            <text:p>2.47E-05</text:p>
          </table:table-cell>
          <table:table-cell office:value-type="float" office:value="2.4104369020100001E-5" table:style-name="ce2">
            <text:p>2.41E-05</text:p>
          </table:table-cell>
          <table:table-cell office:value-type="float" office:value="2.6014248493419999E-5" table:style-name="ce2">
            <text:p>2.60E-05</text:p>
          </table:table-cell>
          <table:table-cell table:style-name="ce1"/>
          <table:table-cell office:value-type="float" office:value="0.95000890391170001" table:style-name="ce2">
            <text:p>9.5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1.1107534002520001E-3" table:style-name="ce2">
            <text:p>1.11E-03</text:p>
          </table:table-cell>
          <table:table-cell office:value-type="float" office:value="9.3009924141699998E-4" table:style-name="ce2">
            <text:p>9.30E-04</text:p>
          </table:table-cell>
          <table:table-cell office:value-type="float" office:value="1.3409451292720001E-3" table:style-name="ce2">
            <text:p>1.34E-03</text:p>
          </table:table-cell>
          <table:table-cell office:value-type="float" office:value="2.65797514031E-5" table:style-name="ce2">
            <text:p>2.66E-05</text:p>
          </table:table-cell>
          <table:table-cell office:value-type="float" office:value="2.6266215380449999E-5" table:style-name="ce2">
            <text:p>2.63E-05</text:p>
          </table:table-cell>
          <table:table-cell office:value-type="float" office:value="2.691805706213E-5" table:style-name="ce2">
            <text:p>2.69E-05</text:p>
          </table:table-cell>
          <table:table-cell table:number-columns-repeated="16361"/>
        </table:table-row>
        <table:table-row table:style-name="ro1">
          <table:table-cell office:value-type="float" office:value="0.97001090394510003" table:style-name="ce2">
            <text:p>9.70E-01</text:p>
          </table:table-cell>
          <table:table-cell office:value-type="float" office:value="792" table:style-name="ce1">
            <text:p>792</text:p>
          </table:table-cell>
          <table:table-cell office:value-type="float" office:value="2.5247024087270001E-5" table:style-name="ce2">
            <text:p>2.52E-05</text:p>
          </table:table-cell>
          <table:table-cell office:value-type="float" office:value="2.451952363781E-5" table:style-name="ce2">
            <text:p>2.45E-05</text:p>
          </table:table-cell>
          <table:table-cell office:value-type="float" office:value="2.6491944996860001E-5" table:style-name="ce2">
            <text:p>2.65E-05</text:p>
          </table:table-cell>
          <table:table-cell office:value-type="float" office:value="7.228963101431E-4" table:style-name="ce2">
            <text:p>7.23E-04</text:p>
          </table:table-cell>
          <table:table-cell office:value-type="float" office:value="7.1471096753390002E-4" table:style-name="ce2">
            <text:p>7.15E-04</text:p>
          </table:table-cell>
          <table:table-cell office:value-type="float" office:value="7.2510377290230005E-4" table:style-name="ce2">
            <text:p>7.25E-04</text:p>
          </table:table-cell>
          <table:table-cell office:value-type="float" office:value="2.5247024087270001E-5" table:style-name="ce2">
            <text:p>2.52E-05</text:p>
          </table:table-cell>
          <table:table-cell office:value-type="float" office:value="2.451952363781E-5" table:style-name="ce2">
            <text:p>2.45E-05</text:p>
          </table:table-cell>
          <table:table-cell office:value-type="float" office:value="2.6491944996860001E-5" table:style-name="ce2">
            <text:p>2.65E-05</text:p>
          </table:table-cell>
          <table:table-cell table:style-name="ce1"/>
          <table:table-cell office:value-type="float" office:value="0.97000890391170003" table:style-name="ce2">
            <text:p>9.70E-01</text:p>
          </table:table-cell>
          <table:table-cell office:value-type="float" office:value="1000" table:style-name="ce1">
            <text:p>10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1.1044883293290001E-3" table:style-name="ce2">
            <text:p>1.10E-03</text:p>
          </table:table-cell>
          <table:table-cell office:value-type="float" office:value="8.5936377738530005E-4" table:style-name="ce2">
            <text:p>8.59E-04</text:p>
          </table:table-cell>
          <table:table-cell office:value-type="float" office:value="1.39626200505E-3" table:style-name="ce2">
            <text:p>1.40E-03</text:p>
          </table:table-cell>
          <table:table-cell office:value-type="float" office:value="2.7061026021190001E-5" table:style-name="ce2">
            <text:p>2.71E-05</text:p>
          </table:table-cell>
          <table:table-cell office:value-type="float" office:value="2.6449871377570001E-5" table:style-name="ce2">
            <text:p>2.64E-05</text:p>
          </table:table-cell>
          <table:table-cell office:value-type="float" office:value="2.756765066876E-5" table:style-name="ce2">
            <text:p>2.76E-05</text:p>
          </table:table-cell>
          <table:table-cell table:number-columns-repeated="16361"/>
        </table:table-row>
        <table:table-row table:style-name="ro1">
          <table:table-cell office:value-type="float" office:value="0.99000654702220003" table:style-name="ce2">
            <text:p>9.90E-01</text:p>
          </table:table-cell>
          <table:table-cell office:value-type="float" office:value="392" table:style-name="ce1">
            <text:p>392</text:p>
          </table:table-cell>
          <table:table-cell office:value-type="float" office:value="2.551059236598E-5" table:style-name="ce2">
            <text:p>2.55E-05</text:p>
          </table:table-cell>
          <table:table-cell office:value-type="float" office:value="2.4888833816379999E-5" table:style-name="ce2">
            <text:p>2.49E-05</text:p>
          </table:table-cell>
          <table:table-cell office:value-type="float" office:value="2.6715023688210001E-5" table:style-name="ce2">
            <text:p>2.67E-05</text:p>
          </table:table-cell>
          <table:table-cell office:value-type="float" office:value="7.234299809547E-4" table:style-name="ce2">
            <text:p>7.23E-04</text:p>
          </table:table-cell>
          <table:table-cell office:value-type="float" office:value="7.2138950323200003E-4" table:style-name="ce2">
            <text:p>7.21E-04</text:p>
          </table:table-cell>
          <table:table-cell office:value-type="float" office:value="7.2521155350449996E-4" table:style-name="ce2">
            <text:p>7.25E-04</text:p>
          </table:table-cell>
          <table:table-cell office:value-type="float" office:value="2.551059236598E-5" table:style-name="ce2">
            <text:p>2.55E-05</text:p>
          </table:table-cell>
          <table:table-cell office:value-type="float" office:value="2.4888833816379999E-5" table:style-name="ce2">
            <text:p>2.49E-05</text:p>
          </table:table-cell>
          <table:table-cell office:value-type="float" office:value="2.6715023688210001E-5" table:style-name="ce2">
            <text:p>2.67E-05</text:p>
          </table:table-cell>
          <table:table-cell table:style-name="ce1"/>
          <table:table-cell office:value-type="float" office:value="0.99000890391170004" table:style-name="ce2">
            <text:p>9.90E-01</text:p>
          </table:table-cell>
          <table:table-cell office:value-type="float" office:value="500" table:style-name="ce1">
            <text:p>50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1.07578217097E-3" table:style-name="ce2">
            <text:p>1.08E-03</text:p>
          </table:table-cell>
          <table:table-cell office:value-type="float" office:value="9.2347178234790004E-4" table:style-name="ce2">
            <text:p>9.23E-04</text:p>
          </table:table-cell>
          <table:table-cell office:value-type="float" office:value="1.2492043185359999E-3" table:style-name="ce2">
            <text:p>1.25E-03</text:p>
          </table:table-cell>
          <table:table-cell office:value-type="float" office:value="2.7418507109550001E-5" table:style-name="ce2">
            <text:p>2.74E-05</text:p>
          </table:table-cell>
          <table:table-cell office:value-type="float" office:value="2.7274627200329999E-5" table:style-name="ce2">
            <text:p>2.73E-05</text:p>
          </table:table-cell>
          <table:table-cell office:value-type="float" office:value="2.7645431832700001E-5" table:style-name="ce2">
            <text:p>2.76E-05</text:p>
          </table:table-cell>
          <table:table-cell table:number-columns-repeated="16361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1_nfasis1" style:display-name="20% - Énfasis1" style:family="table-cell" style:data-style-name="N0">
      <style:table-cell-properties fo:background-color="#DCE6F1"/>
    </style:style>
    <style:style style:name="_50_0_37__32_-_32__201_nfasis2" style:display-name="20% - Énfasis2" style:family="table-cell" style:data-style-name="N0">
      <style:table-cell-properties fo:background-color="#F2DCDB"/>
    </style:style>
    <style:style style:name="_50_0_37__32_-_32__201_nfasis3" style:display-name="20% - Énfasis3" style:family="table-cell" style:data-style-name="N0">
      <style:table-cell-properties fo:background-color="#EBF1DE"/>
    </style:style>
    <style:style style:name="_50_0_37__32_-_32__201_nfasis4" style:display-name="20% - Énfasis4" style:family="table-cell" style:data-style-name="N0">
      <style:table-cell-properties fo:background-color="#E4DFEC"/>
    </style:style>
    <style:style style:name="_50_0_37__32_-_32__201_nfasis5" style:display-name="20% - Énfasis5" style:family="table-cell" style:data-style-name="N0">
      <style:table-cell-properties fo:background-color="#DAEEF3"/>
    </style:style>
    <style:style style:name="_50_0_37__32_-_32__201_nfasis6" style:display-name="20% - Énfasis6" style:family="table-cell" style:data-style-name="N0">
      <style:table-cell-properties fo:background-color="#FDE9D9"/>
    </style:style>
    <style:style style:name="_52_0_37__32_-_32__201_nfasis1" style:display-name="40% - Énfasis1" style:family="table-cell" style:data-style-name="N0">
      <style:table-cell-properties fo:background-color="#B8CCE4"/>
    </style:style>
    <style:style style:name="_52_0_37__32_-_32__201_nfasis2" style:display-name="40% - Énfasis2" style:family="table-cell" style:data-style-name="N0">
      <style:table-cell-properties fo:background-color="#E6B8B7"/>
    </style: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4" style:display-name="40% - Énfasis4" style:family="table-cell" style:data-style-name="N0">
      <style:table-cell-properties fo:background-color="#CCC0DA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2_0_37__32_-_32__201_nfasis6" style:display-name="40% - Énfasis6" style:family="table-cell" style:data-style-name="N0">
      <style:table-cell-properties fo:background-color="#FCD5B4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4D79B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B1A0C7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92CDDC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1F497D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/>
    </style: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_201_nfasis3" style:display-name="Énfasis3" style:family="table-cell" style:data-style-name="N0">
      <style:table-cell-properties fo:background-color="#9BBB59"/>
      <style:text-properties fo:color="#FFFFFF"/>
    </style:style>
    <style:style style:name="_201_nfasis4" style:display-name="Énfasis4" style:family="table-cell" style:data-style-name="N0">
      <style:table-cell-properties fo:background-color="#8064A2"/>
      <style:text-properties fo:color="#FFFFFF"/>
    </style:style>
    <style:style style:name="_201_nfasis5" style:display-name="Énfasis5" style:family="table-cell" style:data-style-name="N0">
      <style:table-cell-properties fo:background-color="#4BACC6"/>
      <style:text-properties fo:color="#FFFFFF"/>
    </style:style>
    <style:style style:name="_201_nfasis6" style:display-name="Énfasis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r</meta:initial-creator>
    <dc:creator>Jar</dc:creator>
    <meta:creation-date>2015-12-17T01:37:23Z</meta:creation-date>
    <dc:date>2018-05-03T10:53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4">
      <style:chart-properties chart:link-data-style-to-source="false" chart:visible="true" chart:logarithmic="false" chart:maximum="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7f7f7f" svg:stroke-opacity="100%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t free</text:p>
        </chart:title>
        <chart:legend svg:x="57.45992125984252pt" svg:y="142.0906299212598pt" chart:style-name="Lgnd"/>
        <chart:plot-area svg:x="5.0pt" svg:y="20.43pt" svg:width="352.9974803149606pt" svg:height="184.3649606299213pt" chart:style-name="Plt0">
          <chart:axis chart:dimension="x" chart:name="primary-x" chart:style-name="Axs0">
            <chart:title chart:style-name="AT00">
              <text:p text:style-name="a1" text:class-names="" text:cond-style-name="">Physical time</text:p>
            </chart:title>
          </chart:axis>
          <chart:axis chart:dimension="y" chart:name="primary-y" chart:style-name="Axs1"/>
          <chart:series chart:label-cell-address="DtInfo.$C$1" chart:values-cell-range-address="DtInfo.$C$2:.$C$51" chart:class="chart:scatter" chart:attached-axis="primary-y" chart:style-name="G0S0">
            <chart:domain table:cell-range-address="DtInfo.$A$2:.$A$51"/>
            <chart:data-point chart:repeated="50"/>
          </chart:series>
          <chart:series chart:label-cell-address="DtInfo.$D$1" chart:values-cell-range-address="DtInfo.$D$2:.$D$51" chart:class="chart:scatter" chart:attached-axis="primary-y" chart:style-name="G0S1">
            <chart:domain table:cell-range-address="DtInfo.$A$2:.$A$51"/>
            <chart:data-point chart:repeated="50"/>
          </chart:series>
          <chart:series chart:label-cell-address="DtInfo.$E$1" chart:values-cell-range-address="DtInfo.$E$2:.$E$51" chart:class="chart:scatter" chart:attached-axis="primary-y" chart:style-name="G0S2">
            <chart:domain table:cell-range-address="DtInfo.$A$2:.$A$51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7f7f7f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4">
      <style:chart-properties chart:link-data-style-to-source="false" chart:visible="true" chart:logarithmic="false" chart:maximum="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7f7f7f" svg:stroke-opacity="100%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Dt fixed</text:p>
        </chart:title>
        <chart:legend svg:x="59.45992125984252pt" svg:y="140.0906299212598pt" chart:style-name="Lgnd"/>
        <chart:plot-area svg:x="5.0pt" svg:y="20.43pt" svg:width="352.9974803149606pt" svg:height="184.3649606299213pt" chart:style-name="Plt0">
          <chart:axis chart:dimension="x" chart:name="primary-x" chart:style-name="Axs0">
            <chart:title chart:style-name="AT00">
              <text:p text:style-name="a1" text:class-names="" text:cond-style-name="">Physical time</text:p>
            </chart:title>
          </chart:axis>
          <chart:axis chart:dimension="y" chart:name="primary-y" chart:style-name="Axs1"/>
          <chart:series chart:label-cell-address="DtInfo.$O$1" chart:values-cell-range-address="DtInfo.$O$2:.$O$51" chart:class="chart:scatter" chart:attached-axis="primary-y" chart:style-name="G0S0">
            <chart:domain table:cell-range-address="DtInfo.$A$2:.$A$51"/>
            <chart:data-point chart:repeated="50"/>
          </chart:series>
          <chart:series chart:label-cell-address="DtInfo.$P$1" chart:values-cell-range-address="DtInfo.$P$2:.$P$51" chart:class="chart:scatter" chart:attached-axis="primary-y" chart:style-name="G0S1">
            <chart:domain table:cell-range-address="DtInfo.$A$2:.$A$51"/>
            <chart:data-point chart:repeated="50"/>
          </chart:series>
          <chart:series chart:label-cell-address="DtInfo.$Q$1" chart:values-cell-range-address="DtInfo.$Q$2:.$Q$51" chart:class="chart:scatter" chart:attached-axis="primary-y" chart:style-name="G0S2">
            <chart:domain table:cell-range-address="DtInfo.$A$2:.$A$51"/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